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Tahoma2" svg:font-family="Tahoma"/>
    <style:font-face style:name="AssyrianDictionary" svg:font-family="AssyrianDictionary" style:font-pitch="variable"/>
    <style:font-face style:name="Courier CE" svg:font-family="'Courier CE'" style:font-pitch="variable"/>
    <style:font-face style:name="Courier New" svg:font-family="'Courier New'" style:font-pitch="variable"/>
    <style:font-face style:name="Tahoma" svg:font-family="Tahoma" style:font-pitch="variable"/>
    <style:font-face style:name="AO Times New Roman" svg:font-family="'AO Times New Roman', Cochi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ate">
      <style:paragraph-properties fo:line-height="150%"/>
      <style:text-properties style:font-name="AssyrianDictionary"/>
    </style:style>
    <style:style style:name="P2" style:family="paragraph" style:parent-style-name="Plain_20_Text">
      <style:paragraph-properties fo:line-height="150%"/>
    </style:style>
    <style:style style:name="P3" style:family="paragraph" style:parent-style-name="Plain_20_Text">
      <style:paragraph-properties fo:line-height="150%"/>
      <style:text-properties fo:font-size="12pt" fo:language="pl" fo:country="PL" style:font-size-asian="12pt" style:font-name-complex="Courier New"/>
    </style:style>
    <style:style style:name="P4" style:family="paragraph" style:parent-style-name="Plain_20_Text">
      <style:paragraph-properties fo:line-height="150%"/>
      <style:text-properties fo:font-size="12pt" style:font-size-asian="12pt" style:font-name-complex="Courier New"/>
    </style:style>
    <style:style style:name="P5" style:family="paragraph" style:parent-style-name="Plain_20_Text">
      <style:paragraph-properties fo:line-height="150%"/>
      <style:text-properties style:font-name="AssyrianDictionary" fo:font-size="12pt" fo:language="pl" fo:country="PL" fo:font-weight="bold" style:font-size-asian="12pt" style:font-weight-asian="bold"/>
    </style:style>
    <style:style style:name="P6" style:family="paragraph" style:parent-style-name="Plain_20_Text">
      <style:paragraph-properties fo:line-height="150%"/>
      <style:text-properties style:font-name="AssyrianDictionary" fo:font-size="12pt" fo:language="pl" fo:country="PL" style:font-size-asian="12pt"/>
    </style:style>
    <style:style style:name="P7" style:family="paragraph" style:parent-style-name="Plain_20_Text">
      <style:paragraph-properties fo:line-height="150%"/>
      <style:text-properties style:font-name="AssyrianDictionary" fo:font-size="12pt" fo:language="pl" fo:country="PL" style:font-size-asian="12pt" style:font-name-complex="Courier New"/>
    </style:style>
    <style:style style:name="P8" style:family="paragraph" style:parent-style-name="Plain_20_Text">
      <style:paragraph-properties fo:line-height="150%"/>
      <style:text-properties style:font-name="AssyrianDictionary" fo:font-size="12pt" style:font-size-asian="12pt"/>
    </style:style>
    <style:style style:name="P9" style:family="paragraph" style:parent-style-name="Plain_20_Text">
      <style:paragraph-properties fo:line-height="150%"/>
      <style:text-properties style:font-name="AssyrianDictionary" fo:font-size="12pt" style:font-size-asian="12pt" style:font-weight-complex="bold"/>
    </style:style>
    <style:style style:name="P10" style:family="paragraph" style:parent-style-name="Plain_20_Text">
      <style:paragraph-properties fo:line-height="150%"/>
      <style:text-properties fo:font-variant="small-caps" style:font-name="AssyrianDictionary" fo:font-size="12pt" fo:font-weight="bold" style:font-size-asian="12pt" style:font-weight-asian="bold"/>
    </style:style>
    <style:style style:name="P11" style:family="paragraph" style:parent-style-name="Plain_20_Text">
      <style:paragraph-properties fo:line-height="150%"/>
      <style:text-properties fo:font-variant="small-caps" style:font-name="AssyrianDictionary" fo:font-size="12pt" fo:language="pl" fo:country="PL" fo:font-weight="bold" style:font-size-asian="12pt" style:font-weight-asian="bold"/>
    </style:style>
    <style:style style:name="P12" style:family="paragraph" style:parent-style-name="Plain_20_Text">
      <style:paragraph-properties fo:line-height="150%"/>
      <style:text-properties fo:font-size="11pt" fo:language="pl" fo:country="PL" style:font-size-asian="11pt" style:font-name-complex="Courier New"/>
    </style:style>
    <style:style style:name="P13" style:family="paragraph" style:parent-style-name="Plain_20_Text">
      <style:paragraph-properties fo:margin-left="0in" fo:margin-right="0in" fo:line-height="150%" fo:text-indent="0.25in" style:auto-text-indent="false"/>
    </style:style>
    <style:style style:name="P14" style:family="paragraph" style:parent-style-name="Plain_20_Text">
      <style:paragraph-properties fo:margin-left="0in" fo:margin-right="0in" fo:line-height="150%" fo:text-indent="0.5in" style:auto-text-indent="false"/>
      <style:text-properties style:font-name="AssyrianDictionary" fo:font-size="12pt" style:font-size-asian="12pt"/>
    </style:style>
    <style:style style:name="P15" style:family="paragraph" style:parent-style-name="Plain_20_Text" style:master-page-name="Standard">
      <style:paragraph-properties fo:line-height="150%" fo:text-align="center" style:justify-single-word="false" style:page-number="auto"/>
      <style:text-properties style:font-name="AssyrianDictionary" fo:font-size="12pt" fo:language="pl" fo:country="PL" fo:font-weight="bold" style:font-size-asian="12pt" style:font-weight-asian="bold"/>
    </style:style>
    <style:style style:name="P16" style:family="paragraph" style:parent-style-name="Header">
      <style:paragraph-properties fo:margin-left="0in" fo:margin-right="0.25in" fo:text-indent="0in" style:auto-text-indent="false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line-height="150%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9" style:family="paragraph" style:parent-style-name="Standard">
      <style:paragraph-properties fo:line-height="150%">
        <style:tab-stops>
          <style:tab-stop style:position="6.5in" style:type="right"/>
        </style:tab-stops>
      </style:paragraph-properties>
    </style:style>
    <style:style style:name="P20" style:family="paragraph" style:parent-style-name="Standard">
      <style:paragraph-properties fo:line-height="150%"/>
      <style:text-properties style:font-name="AssyrianDictionary" fo:font-weight="bold" style:font-weight-asian="bold"/>
    </style:style>
    <style:style style:name="P21" style:family="paragraph" style:parent-style-name="Standard">
      <style:paragraph-properties fo:line-height="150%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ssyrianDictionary" fo:font-weight="bold" style:font-weight-asian="bold"/>
    </style:style>
    <style:style style:name="P22" style:family="paragraph" style:parent-style-name="Standard">
      <style:paragraph-properties fo:line-height="150%"/>
      <style:text-properties style:font-name="AssyrianDictionary"/>
    </style:style>
    <style:style style:name="P23" style:family="paragraph" style:parent-style-name="Standard">
      <style:paragraph-properties fo:line-height="150%">
        <style:tab-stops>
          <style:tab-stop style:position="6.5in" style:type="right"/>
        </style:tab-stops>
      </style:paragraph-properties>
      <style:text-properties style:font-name="AssyrianDictionary"/>
    </style:style>
    <style:style style:name="P24" style:family="paragraph" style:parent-style-name="Standard">
      <style:paragraph-properties fo:margin-left="0in" fo:margin-right="0in" fo:line-height="150%" fo:text-indent="0.25in" style:auto-text-indent="false"/>
    </style:style>
    <style:style style:name="P25" style:family="paragraph" style:parent-style-name="Footer">
      <style:paragraph-properties fo:margin-left="0in" fo:margin-right="0.25in" fo:text-indent="0in" style:auto-text-indent="false"/>
    </style:style>
    <style:style style:name="T1" style:family="text">
      <style:text-properties fo:language="pl" fo:country="PL"/>
    </style:style>
    <style:style style:name="T2" style:family="text">
      <style:text-properties fo:font-size="12pt" style:font-size-asian="12pt" style:font-name-complex="Courier New"/>
    </style:style>
    <style:style style:name="T3" style:family="text">
      <style:text-properties fo:font-size="12pt" fo:letter-spacing="0.0138in" style:font-size-asian="12pt" style:font-name-complex="Courier New" style:font-size-complex="11pt"/>
    </style:style>
    <style:style style:name="T4" style:family="text">
      <style:text-properties fo:font-size="12pt" fo:language="pl" fo:country="PL" style:font-size-asian="12pt" style:font-name-complex="Courier New"/>
    </style:style>
    <style:style style:name="T5" style:family="text">
      <style:text-properties style:font-name="AssyrianDictionary"/>
    </style:style>
    <style:style style:name="T6" style:family="text">
      <style:text-properties style:font-name="AssyrianDictionary" fo:font-size="12pt" style:font-size-asian="12pt"/>
    </style:style>
    <style:style style:name="T7" style:family="text">
      <style:text-properties style:font-name="AssyrianDictionary" fo:font-size="12pt" style:font-size-asian="12pt" style:font-name-complex="Courier New"/>
    </style:style>
    <style:style style:name="T8" style:family="text">
      <style:text-properties style:font-name="AssyrianDictionary" fo:font-size="12pt" style:font-size-asian="12pt" style:font-name-complex="Courier New" style:font-size-complex="11pt"/>
    </style:style>
    <style:style style:name="T9" style:family="text">
      <style:text-properties style:font-name="AssyrianDictionary" fo:font-size="12pt" style:font-size-asian="12pt" style:font-style-complex="italic"/>
    </style:style>
    <style:style style:name="T10" style:family="text">
      <style:text-properties style:font-name="AssyrianDictionary" fo:font-size="12pt" style:font-size-asian="12pt" style:font-size-complex="11pt"/>
    </style:style>
    <style:style style:name="T11" style:family="text">
      <style:text-properties style:font-name="AssyrianDictionary" fo:font-size="12pt" style:font-size-asian="12pt" style:font-size-complex="12pt"/>
    </style:style>
    <style:style style:name="T12" style:family="text">
      <style:text-properties style:font-name="AssyrianDictionary" fo:font-size="12pt" style:font-size-asian="12pt" style:font-weight-complex="bold"/>
    </style:style>
    <style:style style:name="T13" style:family="text">
      <style:text-properties style:font-name="AssyrianDictionary" fo:font-size="12pt" fo:language="pl" fo:country="PL" style:font-size-asian="12pt"/>
    </style:style>
    <style:style style:name="T14" style:family="text">
      <style:text-properties style:font-name="AssyrianDictionary" fo:font-size="12pt" fo:language="pl" fo:country="PL" style:font-size-asian="12pt" style:font-name-complex="Courier New"/>
    </style:style>
    <style:style style:name="T15" style:family="text">
      <style:text-properties style:font-name="AssyrianDictionary" fo:font-size="12pt" fo:language="pl" fo:country="PL" fo:font-weight="bold" style:font-size-asian="12pt" style:font-weight-asian="bold"/>
    </style:style>
    <style:style style:name="T16" style:family="text">
      <style:text-properties style:font-name="AssyrianDictionary" fo:font-size="12pt" fo:language="pl" fo:country="PL" fo:font-style="italic" style:font-size-asian="12pt" style:font-style-asian="italic"/>
    </style:style>
    <style:style style:name="T17" style:family="text">
      <style:text-properties style:font-name="AssyrianDictionary" fo:font-size="12pt" fo:font-style="italic" style:font-size-asian="12pt" style:font-style-asian="italic"/>
    </style:style>
    <style:style style:name="T18" style:family="text">
      <style:text-properties style:font-name="AssyrianDictionary" fo:font-size="12pt" fo:font-style="italic" style:font-size-asian="12pt" style:font-style-asian="italic" style:font-style-complex="italic"/>
    </style:style>
    <style:style style:name="T19" style:family="text">
      <style:text-properties style:font-name="AssyrianDictionary" fo:font-size="12pt" fo:font-style="italic" style:font-size-asian="12pt" style:font-style-asian="italic" style:font-size-complex="12pt"/>
    </style:style>
    <style:style style:name="T20" style:family="text">
      <style:text-properties style:font-name="AssyrianDictionary" fo:font-size="12pt" fo:font-weight="bold" style:font-size-asian="12pt" style:font-weight-asian="bold"/>
    </style:style>
    <style:style style:name="T21" style:family="text">
      <style:text-properties style:font-name="AssyrianDictionary" fo:font-size="12pt" fo:font-weight="bold" style:font-size-asian="12pt" style:font-weight-asian="bold" style:font-weight-complex="bold"/>
    </style:style>
    <style:style style:name="T22" style:family="text">
      <style:text-properties style:font-name="AssyrianDictionary" fo:font-size="12pt" fo:letter-spacing="0.0138in" style:font-size-asian="12pt"/>
    </style:style>
    <style:style style:name="T23" style:family="text">
      <style:text-properties style:font-name="AssyrianDictionary" fo:font-size="12pt" fo:letter-spacing="0.0138in" style:font-size-asian="12pt" style:font-name-complex="Courier New" style:font-size-complex="11pt"/>
    </style:style>
    <style:style style:name="T24" style:family="text">
      <style:text-properties style:font-name="AssyrianDictionary" fo:font-size="12pt" fo:letter-spacing="0.0138in" style:font-size-asian="12pt" style:font-size-complex="11pt"/>
    </style:style>
    <style:style style:name="T25" style:family="text">
      <style:text-properties style:font-name="AssyrianDictionary" fo:font-size="12pt" fo:letter-spacing="0.0138in" fo:language="pl" fo:country="PL" style:font-size-asian="12pt"/>
    </style:style>
    <style:style style:name="T26" style:family="text">
      <style:text-properties style:font-name="AssyrianDictionary" fo:font-size="12pt" fo:letter-spacing="0.0138in" fo:language="pl" fo:country="PL" style:font-size-asian="12pt" style:font-name-complex="Courier New" style:font-size-complex="11pt"/>
    </style:style>
    <style:style style:name="T27" style:family="text">
      <style:text-properties style:font-name="AssyrianDictionary" fo:language="pl" fo:country="PL"/>
    </style:style>
    <style:style style:name="T28" style:family="text">
      <style:text-properties style:font-name="AssyrianDictionary" fo:language="pl" fo:country="PL" style:font-name-complex="Courier New"/>
    </style:style>
    <style:style style:name="T29" style:family="text">
      <style:text-properties style:font-name="AssyrianDictionary" fo:letter-spacing="0.0138in"/>
    </style:style>
    <style:style style:name="T30" style:family="text">
      <style:text-properties style:font-name="AssyrianDictionary" fo:letter-spacing="0.0138in" style:font-name-complex="Courier New" style:font-size-complex="9pt"/>
    </style:style>
    <style:style style:name="T31" style:family="text">
      <style:text-properties style:font-name="AssyrianDictionary" fo:letter-spacing="0.0138in" style:font-name-complex="Courier New" style:font-size-complex="11pt"/>
    </style:style>
    <style:style style:name="T32" style:family="text">
      <style:text-properties style:font-name="AssyrianDictionary" fo:letter-spacing="0.0138in" fo:language="pl" fo:country="PL" style:font-name-complex="Courier New" style:font-size-complex="9pt"/>
    </style:style>
    <style:style style:name="T33" style:family="text">
      <style:text-properties style:font-name="AssyrianDictionary" fo:letter-spacing="0.0138in" fo:language="pl" fo:country="PL" style:font-name-complex="Courier New" style:font-size-complex="11pt"/>
    </style:style>
    <style:style style:name="T34" style:family="text">
      <style:text-properties style:font-name="AssyrianDictionary" style:font-name-complex="Courier New" style:font-size-complex="11pt"/>
    </style:style>
    <style:style style:name="T35" style:family="text">
      <style:text-properties style:font-name="AssyrianDictionary" style:font-name-complex="Courier New" style:font-size-complex="9pt"/>
    </style:style>
    <style:style style:name="T36" style:family="text">
      <style:text-properties style:font-name="AssyrianDictionary" fo:font-style="italic" style:font-style-asian="italic"/>
    </style:style>
    <style:style style:name="T37" style:family="text">
      <style:text-properties style:font-name="AssyrianDictionary" style:font-size-complex="11pt"/>
    </style:style>
    <style:style style:name="T38" style:family="text">
      <style:text-properties style:font-name="AssyrianDictionary" fo:font-weight="bold" style:font-weight-asian="bold"/>
    </style:style>
    <style:style style:name="T39" style:family="text">
      <style:text-properties style:font-name="AssyrianDictionary" fo:font-size="11pt" style:font-size-asian="11pt"/>
    </style:style>
    <style:style style:name="T40" style:family="text">
      <style:text-properties style:font-name="AssyrianDictionary" fo:font-size="11pt" style:font-size-asian="11pt" style:font-name-complex="Courier New"/>
    </style:style>
    <style:style style:name="T41" style:family="text">
      <style:text-properties style:font-name="AssyrianDictionary" fo:font-size="9pt" style:font-size-asian="9pt" style:font-name-complex="Courier New" style:font-size-complex="9pt"/>
    </style:style>
    <style:style style:name="T42" style:family="text">
      <style:text-properties style:font-name="AssyrianDictionary" fo:font-size="9pt" fo:letter-spacing="0.0138in" style:font-size-asian="9pt" style:font-name-complex="Courier New" style:font-size-complex="9pt"/>
    </style:style>
    <style:style style:name="T43" style:family="text">
      <style:text-properties style:text-position="super 58%" fo:font-size="12pt" style:font-size-asian="12pt" style:font-name-complex="Courier New"/>
    </style:style>
    <style:style style:name="T44" style:family="text">
      <style:text-properties style:text-position="super 58%" fo:font-size="12pt" fo:language="pl" fo:country="PL" style:font-size-asian="12pt" style:font-name-complex="Courier New"/>
    </style:style>
    <style:style style:name="T45" style:family="text">
      <style:text-properties style:text-position="super 58%" style:font-name="AssyrianDictionary" fo:font-size="12pt" style:font-size-asian="12pt"/>
    </style:style>
    <style:style style:name="T46" style:family="text">
      <style:text-properties style:text-position="super 58%" style:font-name="AssyrianDictionary" fo:font-size="12pt" fo:language="pl" fo:country="PL" style:font-size-asian="12pt"/>
    </style:style>
    <style:style style:name="T47" style:family="text">
      <style:text-properties style:text-position="super 58%" style:font-name="AssyrianDictionary" fo:font-size="12pt" fo:language="pl" fo:country="PL" style:font-size-asian="12pt" style:font-name-complex="Courier New"/>
    </style:style>
    <style:style style:name="T48" style:family="text">
      <style:text-properties style:text-position="super 58%" style:font-name="AssyrianDictionary" fo:font-size="12pt" fo:letter-spacing="0.0138in" style:font-size-asian="12pt"/>
    </style:style>
    <style:style style:name="T49" style:family="text">
      <style:text-properties style:text-position="super 58%" style:font-name="AssyrianDictionary" fo:font-size="12pt" fo:letter-spacing="0.0138in" style:font-size-asian="12pt" style:font-name-complex="Courier New" style:font-size-complex="11pt"/>
    </style:style>
    <style:style style:name="T50" style:family="text">
      <style:text-properties style:text-position="super 58%" style:font-name="AssyrianDictionary" fo:font-size="12pt" fo:letter-spacing="0.0138in" fo:language="pl" fo:country="PL" style:font-size-asian="12pt" style:font-name-complex="Courier New" style:font-size-complex="11pt"/>
    </style:style>
    <style:style style:name="T51" style:family="text">
      <style:text-properties style:text-position="super 58%" style:font-name="AssyrianDictionary" fo:letter-spacing="0.0138in"/>
    </style:style>
    <style:style style:name="T52" style:family="text">
      <style:text-properties style:text-position="super 58%" style:font-name="AssyrianDictionary" fo:letter-spacing="0.0138in" style:font-name-complex="Courier New" style:font-size-complex="11pt"/>
    </style:style>
    <style:style style:name="T53" style:family="text">
      <style:text-properties style:text-position="super 58%" style:font-name="AssyrianDictionary" fo:letter-spacing="0.0138in" style:font-name-complex="Courier New" style:font-size-complex="9pt"/>
    </style:style>
    <style:style style:name="T54" style:family="text">
      <style:text-properties style:text-position="super 58%" style:font-name="Times New Roman" fo:font-size="12pt" fo:letter-spacing="0.0138in" style:font-size-asian="12pt" style:font-name-complex="Courier New" style:font-size-complex="11pt"/>
    </style:style>
    <style:style style:name="T55" style:family="text">
      <style:text-properties style:text-position="super 58%" fo:font-size="11pt" fo:language="pl" fo:country="PL" style:font-size-asian="11pt" style:font-name-complex="Courier New"/>
    </style:style>
    <style:style style:name="T56" style:family="text">
      <style:text-properties style:text-position="sub 58%" fo:font-size="12pt" style:font-size-asian="12pt" style:font-name-complex="Courier New"/>
    </style:style>
    <style:style style:name="T57" style:family="text">
      <style:text-properties style:text-position="sub 58%" fo:font-size="12pt" fo:language="pl" fo:country="PL" style:font-size-asian="12pt" style:font-name-complex="Courier New"/>
    </style:style>
    <style:style style:name="T58" style:family="text">
      <style:text-properties style:text-position="sub 58%" style:font-name="AssyrianDictionary"/>
    </style:style>
    <style:style style:name="T59" style:family="text">
      <style:text-properties style:text-position="sub 58%" style:font-name="AssyrianDictionary" fo:font-size="12pt" style:font-size-asian="12pt" style:font-name-complex="Courier New" style:font-size-complex="11pt"/>
    </style:style>
    <style:style style:name="T60" style:family="text">
      <style:text-properties style:text-position="sub 58%" style:font-name="AssyrianDictionary" fo:font-size="12pt" fo:language="pl" fo:country="PL" style:font-size-asian="12pt"/>
    </style:style>
    <style:style style:name="T61" style:family="text">
      <style:text-properties style:text-position="sub 58%" style:font-name="AssyrianDictionary" fo:font-size="12pt" fo:letter-spacing="0.0138in" style:font-size-asian="12pt" style:font-name-complex="Courier New" style:font-size-complex="11pt"/>
    </style:style>
    <style:style style:name="T62" style:family="text">
      <style:text-properties style:text-position="sub 58%" style:font-name="AssyrianDictionary" fo:font-size="12pt" fo:letter-spacing="0.0138in" fo:language="pl" fo:country="PL" style:font-size-asian="12pt"/>
    </style:style>
    <style:style style:name="T63" style:family="text">
      <style:text-properties style:text-position="sub 58%" style:font-name="AssyrianDictionary" fo:font-size="12pt" fo:letter-spacing="0.0138in" fo:language="pl" fo:country="PL" style:font-size-asian="12pt" style:font-name-complex="Courier New" style:font-size-complex="11pt"/>
    </style:style>
    <style:style style:name="T64" style:family="text">
      <style:text-properties style:text-position="sub 58%" style:font-name="AssyrianDictionary" fo:letter-spacing="0.0138in" style:font-name-complex="Courier New" style:font-size-complex="9pt"/>
    </style:style>
    <style:style style:name="T65" style:family="text">
      <style:text-properties style:text-position="sub 58%" style:font-name="AssyrianDictionary" fo:letter-spacing="0.0138in" style:font-name-complex="Courier New" style:font-size-complex="11pt"/>
    </style:style>
    <style:style style:name="T66" style:family="text">
      <style:text-properties style:text-position="sub 58%" style:font-name="AssyrianDictionary" fo:letter-spacing="0.0138in" fo:language="pl" fo:country="PL" style:font-name-complex="Courier New" style:font-size-complex="9pt"/>
    </style:style>
    <style:style style:name="T67" style:family="text">
      <style:text-properties style:text-position="sub 58%" style:font-name="AssyrianDictionary" fo:letter-spacing="0.0138in" fo:language="pl" fo:country="PL" style:font-name-complex="Courier New" style:font-size-complex="11pt"/>
    </style:style>
    <style:style style:name="T68" style:family="text">
      <style:text-properties style:text-position="sub 58%" fo:font-size="11pt" style:font-size-asian="11pt" style:font-name-complex="Courier New"/>
    </style:style>
    <style:style style:name="T69" style:family="text">
      <style:text-properties style:text-position="sub 58%" fo:font-size="11pt" fo:language="pl" fo:country="PL" style:font-size-asian="11pt" style:font-name-complex="Courier New"/>
    </style:style>
    <style:style style:name="T70" style:family="text">
      <style:text-properties style:font-name="Times New Roman" fo:font-size="12pt" style:font-size-asian="12pt"/>
    </style:style>
    <style:style style:name="T71" style:family="text">
      <style:text-properties style:font-name="Times New Roman" fo:font-size="12pt" fo:language="pl" fo:country="PL" style:font-size-asian="12pt"/>
    </style:style>
    <style:style style:name="T72" style:family="text">
      <style:text-properties style:font-name="Times New Roman" fo:font-size="12pt" fo:language="pl" fo:country="PL" fo:font-style="italic" style:font-size-asian="12pt" style:font-style-asian="italic"/>
    </style:style>
    <style:style style:name="T73" style:family="text">
      <style:text-properties style:font-name="Times New Roman" fo:font-size="12pt" fo:font-style="italic" style:font-size-asian="12pt" style:font-style-asian="italic"/>
    </style:style>
    <style:style style:name="T74" style:family="text">
      <style:text-properties style:font-name="Times New Roman" fo:font-size="12pt" fo:font-style="italic" style:font-size-asian="12pt" style:font-style-asian="italic" style:font-style-complex="italic"/>
    </style:style>
    <style:style style:name="T75" style:family="text">
      <style:text-properties fo:font-style="italic" style:font-style-asian="italic"/>
    </style:style>
    <style:style style:name="T76" style:family="text">
      <style:text-properties fo:color="#ff0000" style:font-name="AssyrianDictionary" fo:font-size="12pt" fo:language="pl" fo:country="PL" style:font-size-asian="12pt"/>
    </style:style>
    <style:style style:name="T77" style:family="text">
      <style:text-properties fo:color="#ff0000" fo:font-size="12pt" fo:language="pl" fo:country="PL" style:font-size-asian="12pt" style:font-name-complex="Courier CE"/>
    </style:style>
    <style:style style:name="T78" style:family="text">
      <style:text-properties fo:color="#ff0000" fo:font-size="11pt" style:font-size-asian="11pt" style:font-name-complex="Courier New"/>
    </style:style>
    <style:style style:name="T79" style:family="text">
      <style:text-properties fo:color="#ff0000" style:text-position="super 58%" fo:font-size="12pt" fo:language="pl" fo:country="PL" style:font-size-asian="12pt" style:font-name-complex="Courier CE"/>
    </style:style>
    <style:style style:name="T80" style:family="text">
      <style:text-properties fo:font-size="20pt" fo:language="pl" fo:country="PL" style:font-size-asian="20pt" style:font-name-complex="Courier New"/>
    </style:style>
    <style:style style:name="T81" style:family="text">
      <style:text-properties fo:font-size="11pt" style:font-size-asian="11pt" style:font-name-complex="Courier New"/>
    </style:style>
    <style:style style:name="T82" style:family="text">
      <style:text-properties fo:font-size="11pt" fo:language="pl" fo:country="PL" style:font-size-asian="11pt" style:font-name-complex="Courier New"/>
    </style:style>
    <style:style style:name="T83" style:family="text">
      <style:text-properties fo:font-size="8pt" fo:language="pl" fo:country="PL" style:font-size-asian="8pt" style:font-name-complex="Courier New"/>
    </style:style>
    <style:style style:name="T84" style:family="text">
      <style:text-properties fo:font-size="7pt" fo:language="pl" fo:country="PL" style:font-size-asian="7pt" style:font-name-complex="Courier New"/>
    </style:style>
    <style:style style:name="T85" style:family="text">
      <style:text-properties style:font-name="AO Times New Roman" fo:font-size="12pt" fo:language="pl" fo:country="PL" style:font-size-asian="12pt" style:font-name-complex="Courier New"/>
    </style:style>
    <style:style style:name="T86" style:family="text">
      <style:text-properties style:font-name="Courier New" fo:font-size="9pt" fo:letter-spacing="0.0138in" style:font-size-asian="9pt" style:font-name-complex="Courier New" style:font-size-complex="9pt"/>
    </style:style>
    <style:style style:name="T8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18. Åarrum-bani to Åu-Sin 1 (ÅaÅu1, 3.1.15, RCU 17)</text:p>
      <text:p text:style-name="P5"/>
      <text:p text:style-name="P11">Composite Text</text:p>
      <text:p text:style-name="P6"/>
      <text:p text:style-name="P2"><text:span text:style-name="T13">1. <text:tab/></text:span><text:span text:style-name="T46">d</text:span><text:span text:style-name="T6">å</text:span><text:span text:style-name="T13">u-</text:span><text:span text:style-name="T46">d</text:span><text:span text:style-name="T13">en.zu lugal-Ñu</text:span><text:span text:style-name="T60">10</text:span><text:span text:style-name="T13">-ra </text:span><text:span text:style-name="T6">ù</text:span><text:span text:style-name="T13">-na-a-dug</text:span><text:span text:style-name="T60">4</text:span></text:p>
      <text:p text:style-name="P2"><text:span text:style-name="T13">2.<text:tab/></text:span><text:span text:style-name="T6">å</text:span><text:span text:style-name="T13">ar-ru-um-ba-ni gal-zu-unken-na </text:span><text:span text:style-name="T6">á</text:span><text:span text:style-name="T13">rad-zu na-ab-b</text:span><text:span text:style-name="T6">é</text:span><text:span text:style-name="T13">-a</text:span></text:p>
      <text:p text:style-name="P2"><text:span text:style-name="T13">3.<text:tab/>b</text:span><text:span text:style-name="T6">à</text:span><text:span text:style-name="T13">d gal mu-ri-iq-tidnim-e d</text:span><text:span text:style-name="T6">í</text:span><text:span text:style-name="T13">m-me-d</text:span><text:span text:style-name="T6">è</text:span><text:span text:style-name="T13"> kíÑ-gi</text:span><text:span text:style-name="T60">4</text:span><text:span text:style-name="T13">-a-a</text:span><text:span text:style-name="T6">å</text:span><text:span text:style-name="T13"> mu-e-gi</text:span><text:span text:style-name="T60">4</text:span></text:p>
      <text:p text:style-name="P2"><text:span text:style-name="T13">4.<text:tab/>igi-zu ma-an-Ñar-ma amurrum ma-da-a</text:span><text:span text:style-name="T6">å</text:span><text:span text:style-name="T13"> mu-un-</text:span><text:span text:style-name="T6">å</text:span><text:span text:style-name="T13">ub-</text:span><text:span text:style-name="T6">å</text:span><text:span text:style-name="T13">ub-bu-u</text:span><text:span text:style-name="T6">å</text:span></text:p>
      <text:p text:style-name="P2"><text:span text:style-name="T13">5.<text:tab/>b</text:span><text:span text:style-name="T6">à</text:span><text:span text:style-name="T13">d dù-</text:span><text:span text:style-name="T6">ù</text:span><text:span text:style-name="T13">-dè Ñ</text:span><text:span text:style-name="T6">ì</text:span><text:span text:style-name="T13">ri-bi ku</text:span><text:span text:style-name="T60">5</text:span><text:span text:style-name="T13">-ru-dè</text:span></text:p>
      <text:p text:style-name="P2"><text:span text:style-name="T13">6.<text:tab/></text:span><text:span text:style-name="T45">í</text:span><text:span text:style-name="T46">d</text:span><text:span text:style-name="T13">idigna </text:span><text:span text:style-name="T45">í</text:span><text:span text:style-name="T46">d</text:span><text:span text:style-name="T13">buranun-na-bi-da </text:span></text:p>
      <text:p text:style-name="P2"><text:span text:style-name="T13">7.<text:tab/>g</text:span><text:span text:style-name="T6">ú</text:span><text:span text:style-name="T13">-Ñ</text:span><text:span text:style-name="T6">ì</text:span><text:span text:style-name="T13">ri-bi a-</text:span><text:span text:style-name="T6">åà</text:span><text:span text:style-name="T13">-e nam-ba-e-</text:span><text:span text:style-name="T6">åú</text:span><text:span text:style-name="T13">-</text:span><text:span text:style-name="T6">åú</text:span><text:span text:style-name="T13"> </text:span><text:span text:style-name="T6">á</text:span><text:span text:style-name="T13">-</text:span><text:span text:style-name="T6">åè</text:span><text:span text:style-name="T13"> mu-e-da-</text:span><text:span text:style-name="T6">á</text:span><text:span text:style-name="T13">Ñ</text:span></text:p>
      <text:p text:style-name="P2"><text:span text:style-name="T13">8.<text:tab/>zi-zi-da-Ñu</text:span><text:span text:style-name="T60">10</text:span><text:span text:style-name="T13">-ne</text:span></text:p>
      <text:p text:style-name="P2"><text:span text:style-name="T13">9.<text:tab/>g</text:span><text:span text:style-name="T6">ú</text:span><text:span text:style-name="T13"> </text:span><text:span text:style-name="T45">í</text:span><text:span text:style-name="T46">d</text:span><text:span text:style-name="T6">á</text:span><text:span text:style-name="T13">b-gal-ta en-na ma-da zi-mu-dar</text:span><text:span text:style-name="T46">ki</text:span><text:span text:style-name="T13">-ra-</text:span><text:span text:style-name="T6">åè</text:span></text:p>
      <text:p text:style-name="P2"><text:span text:style-name="T13">10.<text:tab/></text:span><text:span text:style-name="T6">é</text:span><text:span text:style-name="T13">ren</text:span><text:span text:style-name="T47">?</text:span><text:span text:style-name="T13">-bi </text:span><text:span text:style-name="T6">ì</text:span><text:span text:style-name="T13">-zi-d</text:span><text:span text:style-name="T6">è</text:span></text:p>
      <text:p text:style-name="P2"><text:span text:style-name="T13">11.<text:tab/>b</text:span><text:span text:style-name="T6">à</text:span><text:span text:style-name="T13">d-bi 26 dana-kam d</text:span><text:span text:style-name="T6">í</text:span><text:span text:style-name="T13">m-e-da-Ñu</text:span><text:span text:style-name="T60">10</text:span><text:span text:style-name="T13">-ne</text:span></text:p>
      <text:p text:style-name="P2"><text:span text:style-name="T13">12.<text:tab/>dal-ba-na hur-saÑ min-a-bi-ka s</text:span><text:span text:style-name="T6">á</text:span><text:span text:style-name="T13"> di-da-Ñu</text:span><text:span text:style-name="T60">10</text:span><text:span text:style-name="T13">-ne</text:span></text:p>
      <text:p text:style-name="P2"><text:span text:style-name="T13">13.<text:tab/>d</text:span><text:span text:style-name="T6">í</text:span><text:span text:style-name="T13">m-me-Ñu</text:span><text:span text:style-name="T60">10</text:span><text:span text:style-name="T13">-</text:span><text:span text:style-name="T6">åè</text:span><text:span text:style-name="T13"> amurrum </text:span><text:span text:style-name="T6">åà</text:span><text:span text:style-name="T46">?</text:span><text:span text:style-name="T13"> hur-saÑ-Ñ</text:span><text:span text:style-name="T6">á</text:span><text:span text:style-name="T13">-ka </text:span><text:span text:style-name="T6">í</text:span><text:span text:style-name="T13">b-tu</text:span><text:span text:style-name="T6">å</text:span><text:span text:style-name="T13">-a Ñ</text:span><text:span text:style-name="T6">éå</text:span><text:span text:style-name="T13">tu ­mu-</text:span><text:span text:style-name="T6">å</text:span><text:span text:style-name="T13">i-in-ak</text:span></text:p>
      <text:p text:style-name="P2"><text:span text:style-name="T13">14 .<text:tab/>si-mu-ur</text:span><text:span text:style-name="T60">4</text:span><text:span text:style-name="T46">ki </text:span><text:span text:style-name="T13">nam-tab-ba-ni-</text:span><text:span text:style-name="T6">åè</text:span><text:span text:style-name="T13"> im-ma-da-gin</text:span><text:span text:style-name="T47">?</text:span></text:p>
      <text:p text:style-name="P2"><text:span text:style-name="T13">15.<text:tab/>dal-ba-na hur-saÑ ebih</text:span><text:span text:style-name="T46">ki</text:span><text:span text:style-name="T13">-ke</text:span><text:span text:style-name="T60">4</text:span><text:span text:style-name="T13"> </text:span><text:span text:style-name="T46">Ñi</text:span><text:span text:style-name="T45">å</text:span><text:span text:style-name="T13">tukul s</text:span><text:span text:style-name="T6">ì</text:span><text:span text:style-name="T13">g-ge-d</text:span><text:span text:style-name="T6">è</text:span><text:span text:style-name="T13"> im-ma-</text:span><text:span text:style-name="T6">å</text:span><text:span text:style-name="T13">i-gin</text:span></text:p>
      <text:p text:style-name="P2"><text:span text:style-name="T13">16.<text:tab/></text:span><text:span text:style-name="T6">ù</text:span><text:span text:style-name="T13"> Ñ</text:span><text:span text:style-name="T6">á</text:span><text:span text:style-name="T13">-e </text:span><text:span text:style-name="T6">é</text:span><text:span text:style-name="T13">ren </text:span><text:span text:style-name="T46">gi</text:span><text:span text:style-name="T13">dubsik </text:span><text:span text:style-name="T6">ì</text:span><text:span text:style-name="T13">-</text:span><text:span text:style-name="T6">í</text:span><text:span text:style-name="T13">l-</text:span><text:span text:style-name="T6">í</text:span><text:span text:style-name="T13">l-e</text:span><text:span text:style-name="T6">å</text:span><text:span text:style-name="T13">-</text:span><text:span text:style-name="T6">à</text:span><text:span text:style-name="T13">m x ≠nu</text:span><text:span text:style-name="T46">?</text:span><text:span text:style-name="T13">-um-mi-du</text:span><text:span text:style-name="T60">8</text:span></text:p>
      <text:p text:style-name="P2"><text:span text:style-name="T6">17.<text:tab/></text:span><text:span text:style-name="T45">Ñiå</text:span><text:span text:style-name="T6">tukul sìg-ge-dè gaba-ri-ni-åè ba-gen-en</text:span></text:p>
      <text:p text:style-name="P2"><text:span text:style-name="T13">18</text:span><text:span text:style-name="T13">.<text:tab/>tukum-bi lugal-Ñ</text:span><text:span text:style-name="T6">á</text:span><text:span text:style-name="T13"> an-na-kam</text:span></text:p>
      <text:p text:style-name="P2"><text:span text:style-name="T13">19.<text:tab/></text:span><text:span text:style-name="T6">é</text:span><text:span text:style-name="T13">ren kíÑ-ak-ne ha-ma-ab-dah-e </text:span><text:span text:style-name="T6">á</text:span><text:span text:style-name="T13"> ha-ma-Ñ</text:span><text:span text:style-name="T6">á</text:span><text:span text:style-name="T13">-Ñ</text:span><text:span text:style-name="T6">á</text:span></text:p>
      <text:p text:style-name="P2"><text:span text:style-name="T13">20.<text:tab/>u</text:span><text:span text:style-name="T60">18</text:span><text:span text:style-name="T13">-ru ma-da s</text:span><text:span text:style-name="T6">á</text:span><text:span text:style-name="T13"> nu-ub-da-du</text:span><text:span text:style-name="T60">11</text:span><text:span text:style-name="T13">-ga inim-bi x x</text:span></text:p>
      <text:p text:style-name="P2"><text:span text:style-name="T13">21.<text:tab/>ma-da murub</text:span><text:span text:style-name="T60">4</text:span><text:span text:style-name="T46">ki</text:span><text:span text:style-name="T13">-</text:span><text:span text:style-name="T6">åè</text:span><text:span text:style-name="T13"> lú-kíÑ-gi</text:span><text:span text:style-name="T60">4</text:span><text:span text:style-name="T13">-a mu-ni-gi</text:span><text:span text:style-name="T60">4</text:span></text:p>
      <text:p text:style-name="P2"><text:span text:style-name="T13">22.<text:tab/>ma-da d</text:span><text:span text:style-name="T6">í</text:span><text:span text:style-name="T13">m-ma-bi ba-da-k</text:span><text:span text:style-name="T6">ú</text:span><text:span text:style-name="T13">r</text:span></text:p>
      <text:p text:style-name="P2"><text:span text:style-name="T6">23.<text:tab/>bàd dù-ù-dè nu-åub-bé-en ì-dù-en ù </text:span><text:span text:style-name="T45">Ñiå</text:span><text:span text:style-name="T6">tukul ì-sìg-ge-en</text:span></text:p>
      <text:p text:style-name="P2"><text:soft-page-break/><text:span text:style-name="T13">24</text:span><text:span text:style-name="T13">.<text:tab/>gal-zu-unken-na im-ri-a gu-la-</text:span><text:span text:style-name="T6">à</text:span><text:span text:style-name="T13">m h</text:span><text:span text:style-name="T6">é</text:span><text:span text:style-name="T13">-em-ma-da-ri</text:span></text:p>
      <text:p text:style-name="P2"><text:span text:style-name="T13">25.<text:tab/>d</text:span><text:span text:style-name="T6">í</text:span><text:span text:style-name="T13">m-ma ma-da nu-ub-da-k</text:span><text:span text:style-name="T6">ú</text:span><text:span text:style-name="T13">r-ra-a</text:span><text:span text:style-name="T71">š</text:span><text:span text:style-name="T13"> sá hu-mu-un-e</text:span></text:p>
      <text:p text:style-name="P2"><text:span text:style-name="T13">26.<text:tab/>u</text:span><text:span text:style-name="T60">4</text:span><text:span text:style-name="T13"> l</text:span><text:span text:style-name="T6">ú</text:span><text:span text:style-name="T13">-kíÑ-gi</text:span><text:span text:style-name="T60">4</text:span><text:span text:style-name="T13">-a-Ñu</text:span><text:span text:style-name="T60">10</text:span><text:span text:style-name="T13"> igi-zu-</text:span><text:span text:style-name="T6">åè</text:span><text:span text:style-name="T13"> mu-e-</text:span><text:span text:style-name="T6">å</text:span><text:span text:style-name="T13">i-gi</text:span><text:span text:style-name="T60">4</text:span><text:span text:style-name="T13">-a-Ñu</text:span><text:span text:style-name="T60">10</text:span><text:span text:style-name="T13"> </text:span></text:p>
      <text:p text:style-name="P2"><text:span text:style-name="T13">27.<text:tab/>egir-ra-ni-ta l</text:span><text:span text:style-name="T6">ú</text:span><text:span text:style-name="T13">-</text:span><text:span text:style-name="T46">d</text:span><text:span text:style-name="T13">nanna </text:span><text:span text:style-name="T6">é</text:span><text:span text:style-name="T13">nsi ma-da zi-mu-dar-ra</text:span><text:span text:style-name="T46">ki</text:span><text:span text:style-name="T13">-</text:span><text:span text:style-name="T6">åè</text:span></text:p>
      <text:p text:style-name="P2"><text:span text:style-name="T13">28.<text:tab/>lú-kíÑ-gi</text:span><text:span text:style-name="T60">4</text:span><text:span text:style-name="T13">-a mu-ni-gi</text:span><text:span text:style-name="T60">4</text:span></text:p>
      <text:p text:style-name="P2"><text:span text:style-name="T13">29.<text:tab/>7200 </text:span><text:span text:style-name="T6">é</text:span><text:span text:style-name="T13">ren mu-e-</text:span><text:span text:style-name="T6">å</text:span><text:span text:style-name="T13">i-in-gi</text:span><text:span text:style-name="T60">4</text:span></text:p>
      <text:p text:style-name="P2"><text:span text:style-name="T13">30.<text:tab/>l</text:span><text:span text:style-name="T6">ú</text:span><text:span text:style-name="T13"> </text:span><text:span text:style-name="T46">gi</text:span><text:span text:style-name="T13">dubsik </text:span><text:span text:style-name="T6">í</text:span><text:span text:style-name="T13">b-si l</text:span><text:span text:style-name="T6">ú</text:span><text:span text:style-name="T13"> </text:span><text:span text:style-name="T46">Ñi</text:span><text:span text:style-name="T45">å</text:span><text:span text:style-name="T13">tukul s</text:span><text:span text:style-name="T6">ì</text:span><text:span text:style-name="T13">g-ge b</text:span><text:span text:style-name="T6">í</text:span><text:span text:style-name="T13">-ib-tur</text:span></text:p>
      <text:p text:style-name="P2"><text:span text:style-name="T13">31.<text:tab/>tukum-bi lugal-Ñu</text:span><text:span text:style-name="T60">10</text:span><text:span text:style-name="T13"> </text:span><text:span text:style-name="T6">é</text:span><text:span text:style-name="T13">ren kíÑ-ak-ne duh-</text:span><text:span text:style-name="T6">ù</text:span><text:span text:style-name="T13">-b</text:span><text:span text:style-name="T6">é</text:span><text:span text:style-name="T13"> ab-b</text:span><text:span text:style-name="T6">é</text:span></text:p>
      <text:p text:style-name="P2"><text:span text:style-name="T13">32.<text:tab/></text:span><text:span text:style-name="T6">ù</text:span><text:span text:style-name="T13">-</text:span><text:span text:style-name="T71">š</text:span><text:span text:style-name="T13">ub </text:span><text:span text:style-name="T46">Ñi</text:span><text:span text:style-name="T45">å</text:span><text:span text:style-name="T13">tukul ga-</text:span><text:span text:style-name="T6">à</text:span><text:span text:style-name="T13">m-da-s</text:span><text:span text:style-name="T6">ì</text:span><text:span text:style-name="T13">g</text:span></text:p>
      <text:p text:style-name="P2"><text:span text:style-name="T13">33.<text:tab/>l</text:span><text:span text:style-name="T6">ú</text:span><text:span text:style-name="T13"> gal-gal ma-da-za l</text:span><text:span text:style-name="T6">ú</text:span><text:span text:style-name="T13"> in-ne-</text:span><text:span text:style-name="T6">å</text:span><text:span text:style-name="T13">i-in-gi</text:span><text:span text:style-name="T60">4</text:span></text:p>
      <text:p text:style-name="P2"><text:span text:style-name="T13">34.<text:tab/>igi-ne-ne ma-an-Ñar-re-e</text:span><text:span text:style-name="T6">å</text:span><text:span text:style-name="T13">-ma</text:span></text:p>
      <text:p text:style-name="P2"><text:span text:style-name="T13">35.<text:tab/>me-en-d</text:span><text:span text:style-name="T6">è</text:span><text:span text:style-name="T13"> uru-uru en-nu-ùÑ nu-mu-da-ak-en-d</text:span><text:span text:style-name="T6">è</text:span><text:span text:style-name="T13">-en</text:span></text:p>
      <text:p text:style-name="P2"><text:span text:style-name="T13">36.<text:tab/>a-na-gin</text:span><text:span text:style-name="T60">7</text:span><text:span text:style-name="T13">-nam ugnim a-ra-ab-</text:span><text:span text:style-name="T6">åú</text:span><text:span text:style-name="T13">m-mu</text:span></text:p>
      <text:p text:style-name="P2"><text:span text:style-name="T13">37.<text:tab/>lú-kíÑ-gi</text:span><text:span text:style-name="T60">4</text:span><text:span text:style-name="T13">-a-Ñu</text:span><text:span text:style-name="T60">10</text:span><text:span text:style-name="T13"> mu-na-ni-in-ge</text:span><text:span text:style-name="T60">4</text:span><text:span text:style-name="T13">-e</text:span><text:span text:style-name="T6">å</text:span></text:p>
      <text:p text:style-name="P2"><text:span text:style-name="T13">38.<text:tab/>u</text:span><text:span text:style-name="T60">4</text:span><text:span text:style-name="T13"> lugal-Ñu</text:span><text:span text:style-name="T60">10</text:span><text:span text:style-name="T13"> </text:span><text:span text:style-name="T6">á</text:span><text:span text:style-name="T13"> mu-e-da-</text:span><text:span text:style-name="T6">á</text:span><text:span text:style-name="T13">Ñ-ta</text:span></text:p>
      <text:p text:style-name="P2"><text:span text:style-name="T13">39.<text:tab/>u</text:span><text:span text:style-name="T60">4</text:span><text:span text:style-name="T13">-te Ñi</text:span><text:span text:style-name="T60">6</text:span><text:span text:style-name="T13">-ba kíÑ im-mi-</text:span><text:span text:style-name="T6">í</text:span><text:span text:style-name="T13">b-gi</text:span><text:span text:style-name="T60">4</text:span><text:span text:style-name="T13">-gi</text:span><text:span text:style-name="T60">4</text:span><text:span text:style-name="T13">-in </text:span><text:span text:style-name="T6">ù</text:span><text:span text:style-name="T13"> </text:span><text:span text:style-name="T46">Ñi</text:span><text:span text:style-name="T45">å</text:span><text:span text:style-name="T13">tukul </text:span><text:span text:style-name="T6">ì</text:span><text:span text:style-name="T13">-s</text:span><text:span text:style-name="T6">ì</text:span><text:span text:style-name="T13">g-ge-en</text:span></text:p>
      <text:p text:style-name="P2"><text:span text:style-name="T13">40.<text:tab/>mu inim lugal-Ñ</text:span><text:span text:style-name="T6">á</text:span><text:span text:style-name="T13">-ke</text:span><text:span text:style-name="T60">4</text:span><text:span text:style-name="T13"> </text:span><text:span text:style-name="T6">ì</text:span><text:span text:style-name="T13">-gub-b</text:span><text:span text:style-name="T6">é</text:span><text:span text:style-name="T13">-en </text:span><text:span text:style-name="T6">ù</text:span><text:span text:style-name="T13"> </text:span><text:span text:style-name="T46">Ñi</text:span><text:span text:style-name="T45">å</text:span><text:span text:style-name="T13">tukul </text:span><text:span text:style-name="T6">í</text:span><text:span text:style-name="T13">b-lah</text:span><text:span text:style-name="T60">5</text:span><text:span text:style-name="T13">-lah</text:span><text:span text:style-name="T60">5</text:span><text:span text:style-name="T13">-e</text:span></text:p>
      <text:p text:style-name="P2"><text:span text:style-name="T13">41.<text:tab/>usu nu-um-Ñar </text:span><text:span text:style-name="T46">Ñi</text:span><text:span text:style-name="T45">å</text:span><text:span text:style-name="T13">tukul-ta nu-</text:span><text:span text:style-name="T6">s</text:span><text:span text:style-name="T13">ilig-ge-en </text:span></text:p>
      <text:p text:style-name="P2"><text:span text:style-name="T13">42.<text:tab/>lugal-Ñu</text:span><text:span text:style-name="T60">10</text:span><text:span text:style-name="T13"> h</text:span><text:span text:style-name="T6">é</text:span><text:span text:style-name="T13">-en-zu</text:span><text:span text:style-name="Footnote_20_Symbol"><text:span text:style-name="T6"><text:note text:id="ftn1" text:note-class="footnote"><text:note-citation>1</text:note-citation><text:note-body><text:p text:style-name="Footnote"><text:span text:style-name="T27"><text:s/>Var.: </text:span><text:span text:style-name="T32">u</text:span><text:span text:style-name="T66">4</text:span><text:span text:style-name="T32"> kur-kur-ra hé-en-dul</text:span><text:span text:style-name="T28">.</text:span></text:p></text:note-body></text:note></text:span></text:span></text:p>
      <text:p text:style-name="P6"/>
      <text:p text:style-name="P13"><text:span text:style-name="T45">1 </text:span><text:span text:style-name="T6">Speak to Åu-Sin, my king: </text:span><text:span text:style-name="T45">2 </text:span><text:span text:style-name="T6">saying (the words of) Åarrum-bani, ­royal commissioner, your servant:</text:span></text:p>
      <text:p text:style-name="P13"><text:span text:style-name="T45">3 </text:span><text:span text:style-name="T6">You commissioned me to carry out construction on the great­ fortifications of Muriq-Tidnim </text:span><text:span text:style-name="T45">4 </text:span><text:span text:style-name="T6">and presented your views to me as follows: “The Amorites have repeatedly raided the frontier territory.”­ </text:span><text:span text:style-name="T45">7 </text:span><text:span text:style-name="T6">You commanded me </text:span><text:span text:style-name="T45">5 </text:span><text:span text:style-name="T6">to rebuild the fortifications, to cut off their </text:span><text:soft-page-break/><text:span text:style-name="T6">access, </text:span><text:span text:style-name="T45">6–7 </text:span><text:span text:style-name="T6">and thus to prevent them from repeatedly overwhelming the fields through­ a breach (in the defenses) between theTigris and Euphrates. </text:span></text:p>
      <text:p text:style-name="P13"><text:span text:style-name="T45">8 </text:span><text:span text:style-name="T6">As I was leaving (for the assignment), </text:span><text:span text:style-name="T45">9 </text:span><text:span text:style-name="T6">from the banks of the Abgal canal up thought to the ­territory of Zimudar, </text:span><text:span text:style-name="T45">10</text:span><text:span text:style-name="T6">I levied workers there.</text:span></text:p>
      <text:p text:style-name="P13"><text:span text:style-name="T45">11 </text:span><text:span text:style-name="T6">When I had been working on the fortifications that then measured 26 </text:span><text:span text:style-name="T8">dana</text:span><text:span text:style-name="T6"> (269 km.), </text:span><text:span text:style-name="T45">12 </text:span><text:span text:style-name="T6">after having reached (the area) between the two mountain ranges,­ </text:span><text:span text:style-name="T45">13 </text:span><text:span text:style-name="T6">the Amorite camped in the mountains turned his attention to my building activities. </text:span><text:span text:style-name="T45">14 </text:span><text:span text:style-name="T6">(The leader of) Simurum came to his aid, and ­</text:span><text:span text:style-name="T45">15 </text:span><text:span text:style-name="T6">he went out against me between the mountain ranges of Ebih­ to do battle. </text:span><text:span text:style-name="T45">16 </text:span><text:span text:style-name="T6">And therefore I, even thought I could not </text:span><text:span text:style-name="T17">spare</text:span><text:span text:style-name="T6"> corvée workers (for fighting), </text:span><text:span text:style-name="T45">17 </text:span><text:span text:style-name="T6">went out to confront him in ­battle.</text:span></text:p>
      <text:p text:style-name="P13"><text:span text:style-name="T45">18 </text:span><text:span text:style-name="T6">If my king is agreeable, </text:span><text:span text:style-name="T45">19 </text:span><text:span text:style-name="T6">he will reinforce my laborers </text:span><text:span text:style-name="T17">so that I can get to work</text:span><text:span text:style-name="T6">. </text:span><text:span text:style-name="T45">20 </text:span><text:span text:style-name="T6">Although I have not been able to reach </text:span><text:span text:style-name="T18">the (main) ­fortification tower</text:span><text:span text:style-name="T6"> of the frontier territory, [as soon as I received] information, </text:span><text:span text:style-name="T45">21 </text:span><text:span text:style-name="T6">I­ sent an envoy </text:span><text:span text:style-name="T18">to the interior</text:span><text:span text:style-name="T6">. </text:span><text:span text:style-name="T45">22</text:span><text:span text:style-name="T6">But the territory has changed its allegiance, </text:span><text:span text:style-name="T45">23 </text:span><text:span text:style-name="T6">and so I have not neglected to build the­ fortifications— (to the contrary), I have been building and fighting (at the same time). </text:span><text:span text:style-name="T45">24–25 </text:span><text:span text:style-name="T17">Even if (another) royal commissioner were to be selected from the grandest of (military) units</text:span><text:span text:style-name="T6">,</text:span><text:span text:style-name="T17"> he would still not be able to attain the goal of preventing the frontier territory from changing its allegiance</text:span><text:span text:style-name="T6">.</text:span></text:p>
      <text:p text:style-name="P13"><text:span text:style-name="T45">26 </text:span><text:span text:style-name="T6">After I dispatched my envoy to you, </text:span><text:span text:style-name="T45">27–28 </text:span><text:span text:style-name="T6">right behind him I dispatched (another) envoy to Lu-Nanna, the governor of Zimudar, and </text:span><text:span text:style-name="T45">29 </text:span><text:span text:style-name="T6">he sent me a very large contingent (viz. 7200) of workers. </text:span><text:span text:style-name="T45">30 </text:span><text:span text:style-name="T6">There are enough corvée laborers but not enough fighting men! </text:span><text:span text:style-name="T45">31 </text:span><text:span text:style-name="T6">Once my king gives the orders to­ release the workers (for military duty), </text:span><text:span text:style-name="T45">32 </text:span><text:span text:style-name="T6">then when (the enemy) raids, I shall be able to fight him!</text:span></text:p>
      <text:p text:style-name="P13"><text:span text:style-name="T45">33 </text:span><text:span text:style-name="T6">He (Lu-Nanna</text:span><text:span text:style-name="T45">?</text:span><text:span text:style-name="T6">) dispatched the (same) man to the nobles of your frontier territory ­</text:span><text:span text:style-name="T45">34 </text:span><text:span text:style-name="T6">and they presented their case to me as follows: </text:span><text:span text:style-name="T45">35 </text:span><text:span text:style-name="T6">“We cannot even guard all the cities by ourselves, </text:span><text:span text:style-name="T45">36 </text:span><text:span text:style-name="T6">how can (we) give you (more) troops?” </text:span><text:span text:style-name="T45">37 </text:span><text:span text:style-name="T6">They then sent my messenger back (to me) though him.</text:span></text:p>
      <text:p text:style-name="P13"><text:soft-page-break/><text:span text:style-name="T6"><text:s/>­</text:span><text:span text:style-name="T45">38 </text:span><text:span text:style-name="T6">Ever since my king commanded me, </text:span><text:span text:style-name="T45">39</text:span><text:span text:style-name="T6">day and night I have been diligently doing the assigned work as well as fighting (the enemy). </text:span><text:span text:style-name="T45">40 </text:span><text:span text:style-name="T6">Because I am obedient to my king’s command (to build the fortifications) and I continue to </text:span><text:span text:style-name="T17">battle again and again</text:span><text:span text:style-name="T6">, </text:span><text:span text:style-name="T45">41 </text:span><text:span text:style-name="T9">even though the requisite force has not been assigned to me, I will not cease fighting</text:span><text:span text:style-name="T6">. </text:span><text:span text:style-name="T45">42</text:span><text:span text:style-name="T6"> Now my king is informed (about all of this)!</text:span><text:span text:style-name="Footnote_20_Symbol"><text:span text:style-name="T6"><text:note text:id="ftn2" text:note-class="footnote"><text:note-citation>2</text:note-citation><text:note-body><text:p text:style-name="Footnote"><text:span text:style-name="T5"><text:s/>Var: May the storm (of my king) cover the land!</text:span></text:p></text:note-body></text:note></text:span></text:span></text:p>
      <text:p text:style-name="P8"/>
      <text:p text:style-name="P10">Commentary</text:p>
      <text:p text:style-name="P21"/>
      <text:p text:style-name="P18"><text:span text:style-name="T5">At the present time this letter is only attested in sources from Ur and from tablets of uncertain provenience but it was also known to the compiler of the </text:span><text:span text:style-name="T36">Uruk Letter Catalog</text:span><text:span text:style-name="T5">, which includes the entry: 4’ </text:span><text:span text:style-name="T34">≠</text:span><text:span text:style-name="T31">åu‑∂en.zu åar‑ru‑um‑ba‑ni</text:span><text:span text:style-name="T37"></text:span><text:span text:style-name="T5"> […] (followed by the incipit of the response).</text:span></text:p>
      <text:p text:style-name="P8"/>
      <text:p text:style-name="P2"><text:span text:style-name="T21">3–7</text:span><text:span text:style-name="T6">. The verb </text:span><text:span text:style-name="T23">igi…Ñar</text:span><text:span text:style-name="T6"> is used in such contexts to introduce direct speech, as in PuIb1 (23), although the sources differ on the person who is speaking. In X1 it is the messenger (</text:span><text:span text:style-name="T23">igi-ni ≠ma-an</text:span><text:span text:style-name="T24"></text:span><text:span text:style-name="T23">-Ñar-ma</text:span><text:span text:style-name="T6">), in X3 it is the king </text:span><text:span text:style-name="T8">(</text:span><text:span text:style-name="T23">igi-zu mu-e-Ñar-ma</text:span><text:span text:style-name="T6">), and Ur1 has a hybrid form (</text:span><text:span text:style-name="T23">igi-zu ma-an-Ñar-ma</text:span><text:span text:style-name="T6">). On the other hand the parallel use of </text:span><text:span text:style-name="T23">á…áÑ</text:span><text:span text:style-name="T6"> (line 7) in ArÅ1: 8 (1) suggests that we are dealing with indirect speech. The variants in all manuscripts compound the problem. </text:span></text:p>
      <text:p text:style-name="P13"><text:span text:style-name="T6">Apparently </text:span><text:span text:style-name="T23">kíÑ-gi</text:span><text:span text:style-name="T61">4</text:span><text:span text:style-name="T23">-a-aå…gi</text:span><text:span text:style-name="T61">4</text:span><text:span text:style-name="T6"> is used here in the sense of “send work orders;” X1 must have had </text:span><text:span text:style-name="T23">kíÑ mu-[e-da-gi</text:span><text:span text:style-name="T61">4</text:span><text:span text:style-name="T8">]</text:span><text:span text:style-name="T6">, “sent me an order.” The subordinate temporal clauses in line 5 require a main clause, and if this is </text:span><text:span text:style-name="T23">á…áÑ</text:span><text:span text:style-name="T6">, then only the first sentence is a direct quote and the rest is a summary of the instructions. </text:span></text:p>
      <text:p text:style-name="P8"/>
      <text:p text:style-name="P2"><text:span text:style-name="T21">7</text:span><text:span text:style-name="T6">. The reconstructed text follows Ur1. The scribe of X2 either­ missed two signs or understood the text differently: “so that­ from a breach in the Tigris and Euphrates waters </text:span><text:soft-page-break/><text:span text:style-name="T6">should not­ overwhelm (the land/fields).” Note that </text:span><text:span text:style-name="T23">a-åà</text:span><text:span text:style-name="T6"> is far from certain, as the second sign looks more like </text:span><text:span text:style-name="T23">ba</text:span><text:span text:style-name="T6"> than </text:span><text:span text:style-name="T23">åà</text:span><text:span text:style-name="T6">.</text:span></text:p>
      <text:p text:style-name="P8"/>
      <text:p text:style-name="P2"><text:span text:style-name="T20">8/10</text:span><text:span text:style-name="T6">. The verb in both lines must be </text:span><text:span text:style-name="T8">zig</text:span><text:span text:style-name="T6">, “to rise (transitive and intransitive), levy, etc.” For the form in line 8 compare </text:span><text:span text:style-name="T17">Ur-Ninurta Hymn A</text:span><text:span text:style-name="T6"> 49: </text:span><text:span text:style-name="T8">[(</text:span><text:span text:style-name="T23">im)-u</text:span><text:span text:style-name="T61">18</text:span><text:span text:style-name="T23">]-lu-gin</text:span><text:span text:style-name="T61">7</text:span><text:span text:style-name="T23"> zi-zi-da-zu-ne</text:span><text:span text:style-name="T6">, “when you arise like the south wind.” The meaning here probably reflects the Akkadian use of </text:span><text:span text:style-name="T17">tebû</text:span><text:span text:style-name="T6">, in the meaning “to set out, depart, leave” (</text:span><text:span text:style-name="T17">CAD</text:span><text:span text:style-name="T6"> T 311). In line 10 it reflects the more common Sumerian usage, meaning “to levy,” (</text:span><text:span text:style-name="T17">dekû</text:span><text:span text:style-name="T6">). This conforms to what Ur III sources tell us about Åarrum-bani. Presumably he was stationed at Apiak, on the Abgal, when he received his order from the king and he apparently levied workers as he made his way to Zimudar. </text:span></text:p>
      <text:p text:style-name="P8"/>
      <text:p text:style-name="P2"><text:span text:style-name="T21">11–12</text:span><text:span text:style-name="T6">. In Ur III, as in later times, the </text:span><text:span text:style-name="T23">dana</text:span><text:span text:style-name="T6"> was ­equivalent to ca. 10  km.; see, most recently, R. Englund,</text:span><text:span text:style-name="T17">­ JESHO</text:span><text:span text:style-name="T6"> 31 (1988) 168 n. 40. Therefore, according to this text, the fortifications­, at this point, measured ca. 269 km. in length. Note the writing </text:span><text:span text:style-name="T23">dana</text:span><text:span text:style-name="T6"> </text:span><text:span text:style-name="T8">(KASKAL.BU)</text:span><text:span text:style-name="T6">, which is standard in OB but in Ur III is used only at Nippur; it is regularly written </text:span><text:span text:style-name="T23">da-na</text:span><text:span text:style-name="T6"> (or </text:span><text:span text:style-name="T23">te-na</text:span><text:span text:style-name="T6">) in all other archives of that time. On these lines see P. Attinger, </text:span><text:span text:style-name="T17">Eléments</text:span><text:span text:style-name="T6"> 639 n. 1839; he considers </text:span><text:span text:style-name="T23">min-a-bi-kam/àm</text:span><text:span text:style-name="T6"> as mistake (for </text:span><text:span text:style-name="T23">a-ba</text:span><text:span text:style-name="T6">) but it is more likely that this is an example of a morpho-phonemic writing.</text:span></text:p>
      <text:p text:style-name="P8"/>
      <text:p text:style-name="P2"><text:span text:style-name="T21">16</text:span><text:span text:style-name="T6">. The reading of the first signs of the final verb is uncertain. I have read </text:span><text:span text:style-name="T8">≠x nu-</text:span><text:span text:style-name="T10"></text:span><text:span text:style-name="T6">, as the remains of </text:span><text:span text:style-name="T7">x</text:span><text:span text:style-name="T6"> do not resemble the expected </text:span><text:span text:style-name="T23">igi</text:span><text:span text:style-name="T6">. One could translate: “and as for me, as soon as I had released … the corvée workers.”</text:span></text:p>
      <text:p text:style-name="P13"><text:span text:style-name="T6">For </text:span><text:span text:style-name="T23">dupsik</text:span><text:span text:style-name="T6">, “corvée,” see the comments on PuÅ1: 27 (13) above. Such workers, like </text:span><text:span text:style-name="T23">éren</text:span><text:span text:style-name="T6">, could do both labor and military duties.</text:span></text:p>
      <text:p text:style-name="P8"/>
      <text:p text:style-name="P2"><text:soft-page-break/><text:span text:style-name="T20">19</text:span><text:span text:style-name="T6">. The second verb in the line is difficult. Normally,</text:span><text:span text:style-name="T8"> </text:span><text:span text:style-name="T23">á…Ñar</text:span><text:span text:style-name="T6"> is interpreted as “to win, oppress, defeat” (F. Karahashi, </text:span><text:span text:style-name="T17">Sumerian</text:span><text:span text:style-name="T6"> </text:span><text:span text:style-name="T17">Compound Verbs</text:span><text:span text:style-name="T6"> 76–77), and this would result in a translation “he will reinforce my laborers </text:span><text:span text:style-name="T17">so that he will assure my victory</text:span><text:span text:style-name="T6">.” While I would not rule this out, with some reservations I would suggest that </text:span><text:span text:style-name="T23">á…Ñá-Ñá</text:span><text:span text:style-name="T6"> is idiomatically equivalent to Akkadian </text:span><text:span text:style-name="T17">aæa </text:span><text:span text:style-name="T73">š</text:span><text:span text:style-name="T17">ak</text:span><text:span text:style-name="T73">ā</text:span><text:span text:style-name="T17">nu</text:span><text:span text:style-name="T6">, “to initiate work” (</text:span><text:span text:style-name="T17">CAD</text:span><text:span text:style-name="T6"> Å /1 136). Although at present this meaning for the Akkadian is attested only in NA, see already </text:span><text:span text:style-name="T23">á Ñá-Ñá</text:span><text:span text:style-name="T6"> = </text:span><text:span text:style-name="T17">a-æu-</text:span><text:span text:style-name="T6">[</text:span><text:span text:style-name="T17">um</text:span><text:span text:style-name="T6"> …] (OBGT XI iii 12). Perhaps this means simply, “to provide wages,” and the line should be translated as: “he will reinforce my laborers and provide me with the (appropriate) wages.”</text:span></text:p>
      <text:p text:style-name="P8"><text:s/></text:p>
      <text:p text:style-name="P2"><text:span text:style-name="T21">20</text:span><text:span text:style-name="T6">. The word</text:span><text:span text:style-name="T8"> </text:span><text:span text:style-name="T23">u</text:span><text:span text:style-name="T61">18</text:span><text:span text:style-name="T23">-ru</text:span><text:span text:style-name="T6"> has been discussed numerous times,­ without a final consensus as to its meaning; see, most recently­, J. Klein, </text:span><text:span text:style-name="T18">FS</text:span><text:span text:style-name="T6"> </text:span><text:span text:style-name="T17">Hallo</text:span><text:span text:style-name="T6"> 126. It appears that two different words have ­to be posited, an adjective that has been translated as­ “valiant,” “mighty,” or as a noun. The latter has been ­rendered as “tower” by Klein and others but this is a guess only. </text:span></text:p>
      <text:p text:style-name="P8"/>
      <text:p text:style-name="P2"><text:span text:style-name="T20">21</text:span><text:span text:style-name="T6">. </text:span><text:span text:style-name="T13">On </text:span><text:span text:style-name="T26">ma-da murub</text:span><text:span text:style-name="T63">4</text:span><text:span text:style-name="T50">ki</text:span><text:span text:style-name="T13"> see p. </text:span><text:span text:style-name="T76">000</text:span><text:span text:style-name="T13"> above. </text:span></text:p>
      <text:p text:style-name="P6"/>
      <text:p text:style-name="P2"><text:span text:style-name="T20">22</text:span><text:span text:style-name="T6">. </text:span><text:span text:style-name="T23">dím-ma ma-da</text:span><text:span text:style-name="T22"> </text:span><text:span text:style-name="T23">kúr</text:span><text:span text:style-name="T11">, “to alter the allegiance/state of the frontier/territory,” which is not attested in Sumerian outside of CKU,</text:span><text:span text:style-name="T6"> is a calque from Akkadian </text:span><text:span text:style-name="T18">ø</text:span><text:span text:style-name="T73">ē</text:span><text:span text:style-name="T17">m mãti </text:span><text:span text:style-name="T73">š</text:span><text:span text:style-name="T17">anû</text:span><text:span text:style-name="T6">; on the Akkadian expression, which is limited to omen texts, see J. Bottéro, in A. Finet, ed., </text:span><text:span text:style-name="T18">La voix d’opposition</text:span><text:span text:style-name="T6">, 146–49. </text:span><text:span text:style-name="T17">Ur Lament</text:span><text:span text:style-name="T6"> 230 and </text:span><text:span text:style-name="T17">Udug-hul</text:span><text:span text:style-name="T6"> vi 560 have </text:span><text:span text:style-name="T23">dím-ma kalam-ma</text:span><text:span text:style-name="T6">, “the state of the (home)land.”</text:span></text:p>
      <text:p text:style-name="P8"/>
      <text:p text:style-name="P17"><text:span text:style-name="T38">24</text:span><text:span text:style-name="T5">. In the lexical tradition the word </text:span><text:span text:style-name="T29">im-ri-a</text:span><text:span text:style-name="T5"> is generally rendered by </text:span><text:span text:style-name="T36">kimtu</text:span><text:span text:style-name="T5">, </text:span><text:span text:style-name="T75">š</text:span><text:span text:style-name="T36">alãtu</text:span><text:span text:style-name="T5">,</text:span><text:span text:style-name="T36"> </text:span><text:span text:style-name="T5">and</text:span><text:span text:style-name="T36"> ni</text:span><text:span text:style-name="T75">š</text:span><text:span text:style-name="T36">tu</text:span><text:span text:style-name="T5">; see the dictionaries and </text:span>Å<text:span text:style-name="T5">. Sj</text:span>ö<text:span text:style-name="T5">berg, </text:span><text:span text:style-name="T36">HSAO</text:span><text:span text:style-name="T5"> 1 202–9. Prior to Ur III it is written as </text:span><text:span text:style-name="T31">im-ru-a</text:span><text:span text:style-name="T5">; this is still the case in Gudea and in the common Ur III PN </text:span><text:span text:style-name="T31">lugal-im-ru-a</text:span><text:span text:style-name="T5">, at Girsu, Drehem, Ur, Nippur, and in the Turam-ili archive. In Ur III </text:span><text:span text:style-name="T31">im-</text:span><text:span text:style-name="T29">ri-a</text:span><text:span text:style-name="T5"> is attested only in </text:span><text:soft-page-break/><text:span text:style-name="T5">single occurrence of the PN lugal-</text:span><text:span text:style-name="T29">im-ri-a</text:span><text:span text:style-name="T5"> (</text:span><text:span text:style-name="T36">AUCT</text:span><text:span text:style-name="T5"> 1 300: 5) from Drehem, and twice in a summary of an Umma legal proceeding, </text:span><text:span text:style-name="T36">NSGU</text:span><text:span text:style-name="T5"> 201 (</text:span><text:span text:style-name="T36">TCL</text:span><text:span text:style-name="T5"> 5 6059). While generally translated as “family, kin-group,” or the like, the exact meaning of </text:span><text:span text:style-name="T29">im-ri-a</text:span><text:span text:style-name="T5"> in early texts is difficult to determine. The Gudea Cylinders include mention of the</text:span><text:span text:style-name="T29"> im-ri-a </text:span><text:span text:style-name="T5">of Ningirsu, Nan</text:span>š<text:span text:style-name="T5">e, and Inana (</text:span><text:span text:style-name="T36">Cyl. A</text:span><text:span text:style-name="T5"> xvi 18–27); these seem to be corporate groups, not necessarily related by kinship ties, that have labor and possibly military obligations to the state. Something similar seems to be the case in </text:span><text:span text:style-name="T36">Åulgi Hymn B</text:span><text:span text:style-name="T5"> 98–99: </text:span><text:span text:style-name="T51">Ñiå</text:span><text:span text:style-name="T29">kak-pana-ta zú-kéå-Ñá na-me im-ri-a diå-àm lú na-ma-ta-éd-e</text:span><text:span text:style-name="T5">, “And as for (shooting) arrows, not one man from any </text:span><text:span text:style-name="T36">unit</text:span><text:span text:style-name="T5"> among my regiments could outdo me!” Here there can be no doubt that </text:span><text:span text:style-name="T29">im-ri-a</text:span><text:span text:style-name="T5"> is a military unit of some kind; it might be kin based but that is something that cannot be established at present. </text:span></text:p>
      <text:p text:style-name="P24"><text:span text:style-name="T5">In this line the term is qualified by the adjective </text:span><text:span text:style-name="T29">gu-la</text:span><text:span text:style-name="T5">, which is usually found in geographical names and in cultic texts but is rare in main dialect Sumerian school compositions. The meaning of the word is still open to debate; it is usually viewed as a phonetic variant of </text:span><text:span text:style-name="T31">gal</text:span><text:span text:style-name="T5"> but it is more likely that it is a superlative, as in </text:span><text:span text:style-name="T31">ur-gu-la</text:span><text:span text:style-name="T5">, which, like </text:span><text:span text:style-name="T31">ur-mah</text:span><text:span text:style-name="T5">, is one of the various words for “lion” in Sumerian (see my forthcoming study of this feline terminology). Note, in epistolary literature, </text:span><text:span text:style-name="T36">Letter of Inim-Enlila</text:span><text:span text:style-name="T5"> 8–9: </text:span><text:span text:style-name="T31">nam-tag</text:span><text:span text:style-name="T33">-Ñu</text:span><text:span text:style-name="T67">10</text:span><text:span text:style-name="T31"> nu-zu nam-tag-Ñá Ñéåtu la-ba-åi-Ñál, nam-im-ri-a åár-ré</text:span><text:span text:style-name="T52">?</text:span><text:span text:style-name="T31"> i-si-iå-bi íb-gu</text:span><text:span text:style-name="T65">7</text:span><text:span text:style-name="T31">-en</text:span><text:span text:style-name="T5">, which I would translate, with all due caution, as “I have no idea of my transgression, I have not been told of (the true nature of my) transgression; because (of the shame that this has brought) on (my) numerous family, I am consumed with sorrow.” It is therefore possible that the present line also refers to a kin group rather than a military unit.</text:span></text:p>
      <text:p text:style-name="P8"/>
      <text:p text:style-name="P2"><text:span text:style-name="T21">24–25</text:span><text:span text:style-name="T6">. The verb in line 25 and the syntax of both lines are problematical. The form </text:span><text:span text:style-name="T23">sá hu</text:span><text:span text:style-name="T22">-</text:span><text:span text:style-name="T23">mu-un-e</text:span><text:span text:style-name="T6"> is third person, and although the non-perfect form normally has the agent </text:span><text:soft-page-break/><text:span text:style-name="T6">suffixed, this particular verb (</text:span><text:span text:style-name="T8">dug</text:span><text:span text:style-name="T59">4</text:span><text:span text:style-name="T8">/e</text:span><text:span text:style-name="T6">) is used with a prefixed agent with the non-perfect root in OB Sumerian literary texts. </text:span></text:p>
      <text:p text:style-name="P8"/>
      <text:p text:style-name="P2"><text:span text:style-name="T21">30</text:span><text:span text:style-name="T6">. The verb </text:span><text:span text:style-name="T8">si</text:span><text:span text:style-name="T6"> is used here in the sense of Akkadian </text:span><text:span text:style-name="T17">maøû</text:span><text:span text:style-name="T6">, “to sufficient for,” a usage that is probably derived from Akkadian—almost always in the form </text:span><text:span text:style-name="T8">(</text:span><text:span text:style-name="T23">i)-íb-si</text:span><text:span text:style-name="T6">—and found mainly in logographic usage in mathematical school texts; e.g., </text:span><text:span text:style-name="T17">PBS</text:span><text:span text:style-name="T6"> and </text:span><text:span text:style-name="T17">SET </text:span><text:span text:style-name="T6">38: 3 (see E. Robson, </text:span><text:span text:style-name="T17">Mesopotamian Mathematics</text:span><text:span text:style-name="T6"> 105 for a different interpretation).</text:span></text:p>
      <text:p text:style-name="P13"><text:span text:style-name="T6">The use of </text:span><text:span text:style-name="T8">tur</text:span><text:span text:style-name="T6"> as a verbal rather than adjectival root is likewise an Akkadism; it is based on the use of </text:span><text:span text:style-name="T18">maøû</text:span><text:span text:style-name="T6"> (normally rendered in lexical and bilingual texts by </text:span><text:span text:style-name="T23">lal</text:span><text:span text:style-name="T6">). Compare, for example, the Old Babylonian letter </text:span><text:span text:style-name="T18">AbB</text:span><text:span text:style-name="T6"> 14 167: 16–18: </text:span><text:span text:style-name="T18">ù</text:span><text:span text:style-name="T6"> </text:span><text:span text:style-name="T22">dam.gàr maå-gán-åabra</text:span><text:span text:style-name="T48">ki</text:span><text:span text:style-name="T6"> 16 </text:span><text:span text:style-name="T22">erén.hi.a</text:span><text:span text:style-name="T6"> </text:span><text:span text:style-name="T18">i-sí-æu-nim-ma</text:span><text:span text:style-name="T6"> </text:span><text:span text:style-name="T22">iá kaskal.meå</text:span><text:span text:style-name="T6"> </text:span><text:span text:style-name="T18">ma-øi-a-nim</text:span><text:span text:style-name="T6">, “And while the traders of Ma</text:span><text:span text:style-name="T70">š</text:span><text:span text:style-name="T6">kan-</text:span><text:span text:style-name="T70">š</text:span><text:span text:style-name="T6">apir have assigned me 16 workers, I still have five </text:span><text:span text:style-name="T17">work gangs</text:span><text:span text:style-name="T6"> too little.” Indeed, the phraseology of this line brings to mind the logographic </text:span><text:span text:style-name="T8">hé.diri (</text:span><text:span text:style-name="T23">hé).ba.lal</text:span><text:span text:style-name="T6">, that is </text:span><text:span text:style-name="T17">litir limøi</text:span><text:span text:style-name="T6">, “let it be more or less,” in Old Babylonian documents (</text:span><text:span text:style-name="T17">CAD</text:span><text:span text:style-name="T6"> A/II 488).</text:span></text:p>
      <text:p text:style-name="P8"/>
      <text:p text:style-name="P2"><text:span text:style-name="T20">31</text:span><text:span text:style-name="T6">. The verb </text:span><text:span text:style-name="T23">duh</text:span><text:span text:style-name="T6"> is the opposite of</text:span><text:span text:style-name="T8"> </text:span><text:span text:style-name="T23">keåd</text:span><text:span text:style-name="T6">; it is used when releasing people from work or obligations. See </text:span><text:span text:style-name="T17">Schooldays</text:span><text:span text:style-name="T6"> 8: </text:span><text:span text:style-name="T23">u</text:span><text:span text:style-name="T61">4</text:span><text:span text:style-name="T23"> é-dub-ba-a duh-ù-dè é-åè ì-du-dè</text:span><text:span text:style-name="T6">, “when school was let out, I would go home.”</text:span></text:p>
      <text:p text:style-name="P9"/>
      <text:p text:style-name="P2"><text:span text:style-name="T20">33–37</text:span><text:span text:style-name="T6">. The shifters seem confusing but it would appear that Åarrum-bani sent a messenger to Lu-Nanna asking for troops. The latter, in turn, addressed the nobles of his land, who replied that they could not spare any soldiers, addressing Åarrum-bani as well as Lu-Nanna. It may be that the Lu-Nanna and Åarrum-bani letter (LuÅa1, 20) contains that response. The</text:span><text:span text:style-name="T11"> </text:span><text:span text:style-name="T23">lú</text:span><text:span text:style-name="T11"> </text:span><text:span text:style-name="T6">of line 33 must be the messenger as the one in line 37; it would appear that after hearing out Åarrum-bani’s envoy, he sent him on to the nobles, and they, in turn, had him return directly to Åarrum-bani.</text:span></text:p>
      <text:p text:style-name="P9"><text:soft-page-break/></text:p>
      <text:p text:style-name="P2"><text:span text:style-name="T21">38–39</text:span><text:span text:style-name="T12">. Alternative translation: “Once my king (issues me new) orders, </text:span><text:span text:style-name="T6">night and day ­I will do the assigned work and fight (the enemy).”</text:span></text:p>
      <text:p text:style-name="P9"/>
      <text:p text:style-name="P2"><text:span text:style-name="T15">39</text:span><text:span text:style-name="T13">. See the Ur III letter-order </text:span><text:span text:style-name="T16">TCS</text:span><text:span text:style-name="T13"> 1 56: 9: </text:span><text:span text:style-name="T25">ú-la-bi u</text:span><text:span text:style-name="T62">4</text:span><text:span text:style-name="T25">-te-ta Ñi</text:span><text:span text:style-name="T62">6</text:span><text:span text:style-name="T25">-ba-åè</text:span><text:span text:style-name="T13"> and OBGT I 811 (</text:span><text:span text:style-name="T16">MSL</text:span><text:span text:style-name="T13"> 4 59): </text:span><text:span text:style-name="T26">Ñi</text:span><text:span text:style-name="T63">6</text:span><text:span text:style-name="T26">-bi-ta u</text:span><text:span text:style-name="T63">4</text:span><text:span text:style-name="T26">-te-en-åè</text:span><text:span text:style-name="T13"> = </text:span><text:span text:style-name="T16">mu-</text:span><text:span text:style-name="T72">š</text:span><text:span text:style-name="T16">a-am a-di ur-ri-im</text:span><text:span text:style-name="T13">. </text:span></text:p>
      <text:p text:style-name="P13"><text:span text:style-name="T6">The interpretation of the verb </text:span><text:span text:style-name="T23">kíÑ…gi</text:span><text:span text:style-name="T61">4</text:span><text:span text:style-name="T6"> is based on </text:span><text:span text:style-name="T18">TCS</text:span><text:span text:style-name="T6"> 1 326:7 </text:span><text:span text:style-name="T8">[</text:span><text:span text:style-name="T23">k]i-Ñu</text:span><text:span text:style-name="T61">10</text:span><text:span text:style-name="T23">-åè ≠ha</text:span><text:span text:style-name="T24"></text:span><text:span text:style-name="T23">-àm-≠gi</text:span><text:span text:style-name="T61">4</text:span><text:span text:style-name="T24"></text:span><text:span text:style-name="T23">-gi</text:span><text:span text:style-name="T59">4</text:span><text:span text:style-name="T6">; see the comments of E. Sollberger.</text:span></text:p>
      <text:p text:style-name="P8"/>
      <text:p text:style-name="P2"><text:span text:style-name="T20">40</text:span><text:span text:style-name="T6">. I know of only one other occurrence of </text:span><text:span text:style-name="T49">Ñiå</text:span><text:span text:style-name="T23">tukul(…)lah</text:span><text:span text:style-name="T61">5</text:span><text:span text:style-name="T23">-lah</text:span><text:span text:style-name="T59">5</text:span><text:span text:style-name="T6">, in </text:span><text:span text:style-name="T17">Amurrum Hymn A</text:span><text:span text:style-name="T6"> 50: </text:span><text:span text:style-name="T23">eåkiri</text:span><text:span text:style-name="T22"> </text:span><text:span text:style-name="T23">zi-≠da</text:span><text:span text:style-name="T24"></text:span><text:span text:style-name="T23">-[na</text:span><text:span text:style-name="T54"> </text:span><text:span text:style-name="T49">Ñiå</text:span><text:span text:style-name="T23">]tukul </text:span><text:span text:style-name="T3">š</text:span><text:span text:style-name="T23">ár lah</text:span><text:span text:style-name="T61">5</text:span><text:span text:style-name="T23">-lah</text:span><text:span text:style-name="T61">5</text:span><text:span text:style-name="T23"> åà-ga-na lá-a-ni</text:span><text:span text:style-name="T11">, “when he is armed with his righteous staff and with his beloved weapon</text:span><text:span text:style-name="T19"> that mows down</text:span><text:span text:style-name="T11"> multitudes.” </text:span></text:p>
      <text:p text:style-name="P14"/>
      <text:p text:style-name="P2"><text:span text:style-name="T20">41</text:span><text:span text:style-name="T6">. X2 has </text:span><text:span text:style-name="T23">nu-silig-ge-en</text:span><text:span text:style-name="T6"> but X3 reads­</text:span><text:span text:style-name="T22"> </text:span><text:span text:style-name="T23">silig-ge-[en</text:span><text:span text:style-name="T8">]</text:span><text:span text:style-name="T11">.</text:span><text:span text:style-name="T6"> The finite verbal form (in the meaning “to cease”) occurs almost exclusively with the negative prefix; hence the latter variant is­ preferred. For examples, see </text:span><text:span text:style-name="T70">Å</text:span><text:span text:style-name="T6">. Sj</text:span><text:span text:style-name="T70">ö</text:span><text:span text:style-name="T6">berg, </text:span><text:span text:style-name="T17">TCS</text:span><text:span text:style-name="T9"> 3 </text:span><text:span text:style-name="T6">64. It is possible that the author of X3 interpreted the verb as </text:span><text:span text:style-name="T18">åugaåp</text:span><text:span text:style-name="T74">ū</text:span><text:span text:style-name="T18">ru</text:span><text:span text:style-name="T6">, “to be mighty.” The translation of this line is uncertain; alternatively, one could also propose a rendition “</text:span><text:span text:style-name="T18">even though I have inadequate forces at my disposal, I will not be finished off by force.</text:span><text:span text:style-name="T6">”</text:span></text:p>
      <text:p text:style-name="P1"/>
      <text:p text:style-name="P10">Sources</text:p>
      <text:p text:style-name="P22"/>
      <text:p text:style-name="P19"><text:span text:style-name="T5">Ur1 = U 16885 (</text:span><text:span text:style-name="T36">UET</text:span><text:span text:style-name="T5"> 6/2 183, No. 1 Broad St.)</text:span><text:span text:style-name="Footnote_20_Symbol"><text:span text:style-name="T5"><text:note text:id="ftn3" text:note-class="footnote"><text:note-citation>3</text:note-citation><text:note-body><text:p text:style-name="Footnote"><text:span text:style-name="T5"><text:s/>The tablet has deteriorated since it was copied.</text:span></text:p></text:note-body></text:note></text:span></text:span><text:span text:style-name="T5"> <text:tab/>= 1–16; 18–23</text:span></text:p>
      <text:p text:style-name="P19"><text:span text:style-name="T5">X1 = Ni. 3083 (</text:span><text:span text:style-name="T36">ISET</text:span><text:span text:style-name="T5"> 2 115) iii 1–4<text:tab/> = 1–5 </text:span></text:p>
      <text:p text:style-name="P19"><text:span text:style-name="T5">X2 = YBC 4672 <text:tab/>= 22–42</text:span></text:p>
      <text:p text:style-name="P19"><text:span text:style-name="T5">X3 = YBC 7149 i 1–ii 20 <text:tab/>= 1–42</text:span></text:p>
      <text:p text:style-name="P23"><text:soft-page-break/></text:p>
      <text:p text:style-name="P22">Tablet typology: compilation tablets (Type I): X1, X3, rest Type III (X2 landscape).</text:p>
      <text:p text:style-name="P22"/>
      <text:p text:style-name="P2"><text:span text:style-name="T18">Bibliography</text:span><text:span text:style-name="T6">: </text:span><text:span text:style-name="T11">Translation: P. M</text:span><text:span text:style-name="T6">ichalowski, Royal Letters 79.</text:span></text:p>
      <text:p text:style-name="P20"/>
      <text:p text:style-name="P11">Textual Matrix</text:p>
      <text:p text:style-name="P7"/>
      <text:p text:style-name="P2"><text:span text:style-name="T4">1. <text:s/></text:span><text:span text:style-name="T44">d</text:span><text:span text:style-name="T4">šu-</text:span><text:span text:style-name="T44">d</text:span><text:span text:style-name="T4">en.zu lugal-</text:span><text:span text:style-name="T77">ğ</text:span><text:span text:style-name="T4">u</text:span><text:span text:style-name="T57">10</text:span><text:span text:style-name="T4">-ra ù-na-a-dug</text:span><text:span text:style-name="T57">4</text:span></text:p>
      <text:p text:style-name="P2"><text:span text:style-name="T4">Ur1 -</text:span><text:span text:style-name="T44">?</text:span><text:span text:style-name="T4">. . . . <text:s text:c="2"/>o <text:s text:c="3"/>o <text:s text:c="2"/>. <text:s/>+ . <text:s/>. <text:s/>.</text:span></text:p>
      <text:p text:style-name="P2"><text:span text:style-name="T4">X1 <text:s/>-+</text:span><text:span text:style-name="T80"> </text:span><text:span text:style-name="T4">- sin <text:s text:c="2"/>+ <text:s text:c="3"/>+ <text:s text:c="2"/>+ <text:s/>+ + <text:s/>+ <text:s/>+ :</text:span></text:p>
      <text:p text:style-name="P2"><text:span text:style-name="T4">X3 <text:s/>.+</text:span><text:span text:style-name="T80"> </text:span><text:span text:style-name="T4">+ + + <text:s text:c="2"/>. <text:s text:c="3"/></text:span><text:span text:style-name="T14">≠</text:span><text:span text:style-name="T77">ğ</text:span><text:span text:style-name="T4">á</text:span><text:span text:style-name="T6"></text:span><text:span text:style-name="T4"> - <text:s/>+ + <text:s/>+ <text:s/>+ </text:span></text:p>
      <text:p text:style-name="P3"/>
      <text:p text:style-name="P2"><text:span text:style-name="T4">2. <text:s/>šar-ru-um-ba-ni gal-zu-unken-na árad-zu na-ab-bé-a</text:span></text:p>
      <text:p text:style-name="P2"><text:span text:style-name="T2">Ur1 + <text:s/>+ <text:s text:c="2"/>+ <text:s/>. <text:s/>. <text:s/>+ <text:s text:c="2"/>+ <text:s/>+ <text:s text:c="4"/>+ <text:s/>+ <text:s text:c="3"/>+ <text:s/>. <text:s/>+ <text:s/>+ <text:s/>+</text:span></text:p>
      <text:p text:style-name="P2"><text:span text:style-name="T2">X1 <text:s/>+ <text:s/>. <text:s text:c="2"/>. <text:s/>. <text:s/>. <text:s/>+ <text:s text:c="2"/>+ <text:s/>+ <text:s text:c="4"/>+ <text:s/>+ <text:s text:c="3"/>+ <text:s/>+ <text:s/>+ <text:s/>. <text:s/>.</text:span></text:p>
      <text:p text:style-name="P2"><text:span text:style-name="T2">X3 <text:s/>+ <text:s/>+ <text:s text:c="2"/>+ <text:s/>+ <text:s/>+ <text:s/>+ <text:s text:c="2"/>+ <text:s/>+ <text:s text:c="4"/>+ <text:s/>+ <text:s text:c="3"/>+ <text:s/>+ <text:s/>+ <text:s/>+ <text:s/>-</text:span></text:p>
      <text:p text:style-name="P4"/>
      <text:p text:style-name="P2"><text:span text:style-name="T81">3. <text:s/>bàd gal mu-ri-iq-tidnim-e <text:s text:c="5"/>dím-me-dè <text:s/>kí</text:span><text:span text:style-name="T77">ğ</text:span><text:span text:style-name="T81">-gi</text:span><text:span text:style-name="T68">4</text:span><text:span text:style-name="T81">-a-aš mu-e-gi</text:span><text:span text:style-name="T68">4</text:span></text:p>
      <text:p text:style-name="P2"><text:span text:style-name="T81">Ur1 + <text:s text:c="2"/>+ <text:s text:c="2"/>+ <text:s/>+ <text:s/>+ PIRI</text:span><text:span text:style-name="T78">Ğ</text:span><text:span text:style-name="T81">.PIRI</text:span><text:span text:style-name="T78">Ğ</text:span><text:span text:style-name="T81">-e <text:s/>+ <text:s text:c="2"/>+ <text:s/>+ <text:s text:c="2"/>+ <text:s text:c="2"/>+ <text:s text:c="2"/>+ + <text:s/>bí - <text:s/>+</text:span></text:p>
      <text:p text:style-name="P2"><text:span text:style-name="T81">X1 <text:s/>+ <text:s text:c="2"/>+ <text:s text:c="2"/>+ <text:s/>- <text:s/>- PIRI</text:span><text:span text:style-name="T78">Ğ</text:span><text:span text:style-name="T81">.PIRI</text:span><text:span text:style-name="T78">Ğ</text:span><text:span text:style-name="T81">-e <text:s/>. <text:s text:c="2"/></text:span><text:span text:style-name="T82">+ <text:s/></text:span><text:span text:style-name="T40">≠</text:span><text:span text:style-name="T82">da</text:span><text:span text:style-name="T39"></text:span><text:span text:style-name="T82"> . <text:s text:c="2"/>- <text:s text:c="2"/>- - <text:s/>. <text:s/>. <text:s/>o</text:span></text:p>
      <text:p text:style-name="P2"><text:span text:style-name="T82">X3 <text:s/>+ <text:s text:c="2"/>+ <text:s text:c="2"/>+ <text:s/>+ <text:s/>+ PIRI</text:span><text:span text:style-name="T78">Ğ</text:span><text:span text:style-name="T82">-e <text:s text:c="7"/>+ <text:s text:c="2"/>e <text:s/>+ <text:s text:c="2"/>+ <text:s text:c="2"/>+ <text:s text:c="2"/>+ + <text:s/>+ <text:s/>+ <text:s/>+</text:span></text:p>
      <text:p text:style-name="P3"/>
      <text:p text:style-name="P2"><text:span text:style-name="T4">4. <text:s/>igi-zu ma-an-</text:span><text:span text:style-name="T77">ğ</text:span><text:span text:style-name="T4">ar-ma amurrum ma-da-aš mu-un-šub-šub-bu-uš</text:span></text:p>
      <text:p text:style-name="P3">Ur1 + <text:s text:c="2"/>+ <text:s text:c="2"/>+ <text:s/>+ <text:s/>+ <text:s/>+ <text:s/>+ <text:s text:c="6"/>+ <text:s/>+ <text:s/>+ <text:s/>+ <text:s/>+ <text:s/>+ <text:s text:c="2"/>+ <text:s text:c="2"/>+ <text:s/>+</text:p>
      <text:p text:style-name="P2"><text:span text:style-name="T4">X1 <text:s/>. <text:s text:c="2"/>ni <text:s/>. <text:s/>. <text:s/>+ <text:s/>+ <text:s/>. <text:s text:c="6"/>o <text:s/>o <text:s/>o <text:s/>. <text:s/>. <text:s/>. <text:s text:c="2"/>o <text:s text:c="2"/>o <text:s/>o </text:span></text:p>
      <text:p text:style-name="P3">X3 <text:s/>+ <text:s text:c="2"/>+ <text:s text:c="2"/>mu e <text:s/>+ <text:s/>+/ + <text:s text:c="6"/>+ <text:s/>+ <text:s/>+ <text:s/>+ <text:s/>. <text:s/>+ <text:s text:c="2"/>+ <text:s text:c="2"/>+ <text:s/>-</text:p>
      <text:p text:style-name="P3"/>
      <text:p text:style-name="P2"><text:span text:style-name="T4">5. <text:s/>bàd dù-ù-dè </text:span><text:span text:style-name="T77">ğ</text:span><text:span text:style-name="T4">ìri-bi ku</text:span><text:span text:style-name="T57">5</text:span><text:span text:style-name="T4">-ru-dè</text:span></text:p>
      <text:p text:style-name="P3">Ur1 + <text:s text:c="2"/>+ <text:s/>+ + <text:s/>+ <text:s text:c="3"/>+ <text:s/>+ <text:s text:c="2"/>- <text:s/>.</text:p>
      <text:p text:style-name="P3">X1 <text:s/>o <text:s text:c="2"/>o <text:s/>. . <text:s/>o <text:s text:c="3"/>o <text:s/>o <text:s text:c="2"/>o <text:s/>o</text:p>
      <text:p text:style-name="P3"><text:soft-page-break/>X3 <text:s/>+ <text:s text:c="2"/>+ <text:s/>+ + <text:s/>+ <text:s text:c="3"/>+ <text:s/>+ <text:s text:c="2"/>+ <text:s/>.</text:p>
      <text:p text:style-name="P3"/>
      <text:p text:style-name="P2"><text:span text:style-name="T4">6. <text:s/></text:span><text:span text:style-name="T43">í</text:span><text:span text:style-name="T44">d</text:span><text:span text:style-name="T4">idigna </text:span><text:span text:style-name="T43">í</text:span><text:span text:style-name="T44">d</text:span><text:span text:style-name="T4">buranuna-na-bi-da </text:span></text:p>
      <text:p text:style-name="P3">Ur1 ++ <text:s text:c="5"/>++ <text:s text:c="7"/>+ <text:s/>. <text:s text:c="2"/>.</text:p>
      <text:p text:style-name="P3">X3 <text:s/>.+ <text:s text:c="5"/>++ <text:s text:c="7"/>+ <text:s/>+ <text:s/>ta</text:p>
      <text:p text:style-name="P3"/>
      <text:p text:style-name="P2"><text:span text:style-name="T4">7. <text:s/>gú-</text:span><text:span text:style-name="T77">ğ</text:span><text:span text:style-name="T4">ìri-bi a-šà-e nam-ba-e-šú-šú <text:s/>á-šè mu-e-da-á</text:span><text:span text:style-name="T77">ğ</text:span></text:p>
      <text:p text:style-name="P2"><text:span text:style-name="T4">Ur1 + <text:s/>+ <text:s text:c="3"/>+ <text:s/>+ +</text:span><text:span text:style-name="Footnote_20_Symbol"><text:span text:style-name="T4"><text:note text:id="ftn4" text:note-class="footnote"><text:note-citation>4</text:note-citation><text:note-body><text:p text:style-name="Footnote"><text:span text:style-name="T5"><text:s/>The sign looks more like </text:span><text:span text:style-name="T30">ba</text:span><text:span text:style-name="T5">.</text:span></text:p></text:note-body></text:note></text:span></text:span><text:span text:style-name="T4"> + <text:s/>+ <text:s/>+ <text:s/>+ <text:s/>+ <text:s/>. <text:s/>+ + <text:s/>+ <text:s/>+ . </text:span><text:span text:style-name="T14">≠</text:span><text:span text:style-name="T4">na</text:span><text:span text:style-name="T13"></text:span><text:span text:style-name="T4">.</text:span></text:p>
      <text:p text:style-name="P2"><text:span text:style-name="T4">X3 <text:s/>. <text:s/>+ <text:s text:c="3"/>+ <text:s/>+ - </text:span><text:span text:style-name="T83"><text:s/></text:span><text:span text:style-name="T4">- <text:s/>+ bí ib <text:s/>+ <text:s/>+ <text:s/>+ + <text:s/>+ <text:s/>. . <text:s/>+</text:span></text:p>
      <text:p text:style-name="P3"/>
      <text:p text:style-name="P2"><text:span text:style-name="T4">8. <text:s/>zi-zi-da-</text:span><text:span text:style-name="T77">ğ</text:span><text:span text:style-name="T4">u</text:span><text:span text:style-name="T57">10</text:span><text:span text:style-name="T4">-ne</text:span></text:p>
      <text:p text:style-name="P3">Ur1 + <text:s/>+ <text:s/>+ <text:s/>+ <text:s text:c="2"/>.</text:p>
      <text:p text:style-name="P3">X3 <text:s/>+ <text:s/>+ <text:s/>+ <text:s/>+ <text:s text:c="2"/>.</text:p>
      <text:p text:style-name="P3"/>
      <text:p text:style-name="P2"><text:span text:style-name="T4">9. <text:s/>gú </text:span><text:span text:style-name="T43">í</text:span><text:span text:style-name="T44">d</text:span><text:span text:style-name="T4">áb-gal-ta en-na ma-da zi-mu-dar</text:span><text:span text:style-name="T44">ki</text:span><text:span text:style-name="T4">-ra-šè</text:span></text:p>
      <text:p text:style-name="P2"><text:span text:style-name="T4">Ur1 + <text:s/>+abgal <text:s/>+ <text:s/>. <text:s/>. <text:s/>o <text:s/>o </text:span><text:span text:style-name="T44">I</text:span><text:span text:style-name="T4">. <text:s/>. <text:s/>. <text:s/>o <text:s/>o <text:s/>o :</text:span></text:p>
      <text:p text:style-name="P2"><text:span text:style-name="T4">X3 <text:s/>+ <text:s/>+ + <text:s/>+ <text:s/>+ <text:s/>+ <text:s/>+ <text:s/>+ <text:s/>. </text:span><text:span text:style-name="T84"><text:s/></text:span><text:span text:style-name="T4">. <text:s/>+ da <text:s/>+ <text:s/>+ <text:s/>+</text:span></text:p>
      <text:p text:style-name="P3"/>
      <text:p text:style-name="P2"><text:span text:style-name="T4">10. éren</text:span><text:span text:style-name="T44">?</text:span><text:span text:style-name="T4">-bi ì-zi-dè</text:span></text:p>
      <text:p text:style-name="P2"><text:span text:style-name="T4">Ur1 </text:span><text:span text:style-name="T4">o <text:s text:c="4"/>o <text:s/>o o <text:s/>o</text:span></text:p>
      <text:p text:style-name="P3">X3 <text:s/>. <text:s text:c="4"/>+ <text:s/>+ . <text:s/>+</text:p>
      <text:p text:style-name="P3"/>
      <text:p text:style-name="P2"><text:span text:style-name="T4">11. bàd-bi 26 dana-kam dím-e-da-</text:span><text:span text:style-name="T77">ğ</text:span><text:span text:style-name="T4">u</text:span><text:span text:style-name="T57">10</text:span><text:span text:style-name="T4">-ne</text:span></text:p>
      <text:p text:style-name="P2"><text:span text:style-name="T4">Ur1 . <text:s text:c="2"/>. <text:s/>+ <text:s text:c="2"/>+ <text:s text:c="2"/></text:span><text:span text:style-name="T14">≠</text:span><text:span text:style-name="T4">àm</text:span><text:span text:style-name="T13"></text:span><text:span text:style-name="T4"> <text:s/>o <text:s/>o <text:s/>o <text:s/>o <text:s text:c="2"/>o</text:span></text:p>
      <text:p text:style-name="P3">X3 <text:s/>. <text:s text:c="2"/>. <text:s/>+ <text:s text:c="2"/>+ <text:s text:c="3"/>+ <text:s text:c="2"/>. <text:s/>+ <text:s/>+ <text:s/>+ <text:s text:c="2"/>+ <text:s/></text:p>
      <text:p text:style-name="P3"/>
      <text:p text:style-name="P2"><text:span text:style-name="T4">12. dal-ba-na hur-sa</text:span><text:span text:style-name="T77">ğ</text:span><text:span text:style-name="T4"> min-a-bi-ka sá di-da-</text:span><text:span text:style-name="T77">ğ</text:span><text:span text:style-name="T4">u</text:span><text:span text:style-name="T57">10</text:span><text:span text:style-name="T4">-ne</text:span></text:p>
      <text:p text:style-name="P3">Ur1 + <text:s text:c="2"/>+ <text:s/>+ <text:s text:c="2"/>+ <text:s text:c="2"/>+ <text:s text:c="2"/>+ <text:s/>+ <text:s/>. <text:s/>o <text:s/>o o <text:s/>o <text:s/>o <text:s text:c="3"/>o</text:p>
      <text:p text:style-name="P2"><text:span text:style-name="T4">X3 <text:s/>+ <text:s text:c="2"/>+ <text:s/>+ <text:s text:c="2"/>. <text:s text:c="2"/>. <text:s text:c="2"/>+ <text:s/>+ <text:s/>+ <text:s/>+ <text:s/>+ + <text:s/>+ <text:s/>+ <text:s text:c="3"/>+</text:span></text:p>
      <text:p text:style-name="P3"/>
      <text:p text:style-name="P2"><text:soft-page-break/><text:span text:style-name="T82">13. d</text:span><text:span text:style-name="T82">ím-me</text:span><text:span text:style-name="T4">-</text:span><text:span text:style-name="T77">ğ</text:span><text:span text:style-name="T4">u</text:span><text:span text:style-name="T57">10</text:span><text:span text:style-name="T82">-šè amurrum šà</text:span><text:span text:style-name="T55">?</text:span><text:span text:style-name="T82"> hur-sa</text:span><text:span text:style-name="T77">ğ</text:span><text:span text:style-name="T82">-</text:span><text:span text:style-name="T77">ğ</text:span><text:span text:style-name="T82">á-ka <text:s/>íb-tuš-a </text:span><text:span text:style-name="T77">ğ</text:span><text:span text:style-name="T82">éštu ­mu-ši-in-ak</text:span></text:p>
      <text:p text:style-name="P2"><text:span text:style-name="T82">Ur1 + <text:s text:c="2"/>+ <text:s/>+ <text:s text:c="2"/>+ <text:s/>+ <text:s text:c="6"/>x <text:s text:c="2"/>o <text:s text:c="2"/>o <text:s text:c="2"/>o <text:s/>o i + <text:s/>+ <text:s text:c="2"/>- + <text:s text:c="4"/>. <text:s/>o <text:s/>o <text:s/>o</text:span><text:span text:style-name="T4"> <text:s/></text:span></text:p>
      <text:p text:style-name="P12">X3 <text:s/>. <text:s text:c="2"/>. <text:s/>. <text:s text:c="2"/>. <text:s/>. <text:s text:c="6"/>. <text:s text:c="2"/>+ <text:s text:c="2"/>+ <text:s text:c="2"/>. <text:s/>+ <text:s text:c="2"/>+ <text:s/>+ <text:s text:c="2"/>+ . <text:s text:c="4"/>. <text:s/>. <text:s/>. <text:s/>.</text:p>
      <text:p text:style-name="P3"/>
      <text:p text:style-name="P2"><text:span text:style-name="T4">14. si-mu-ur</text:span><text:span text:style-name="T57">4</text:span><text:span text:style-name="T44">ki <text:s/></text:span><text:span text:style-name="T4">nam-tab-ba-ni-šè im-ma-da-gin</text:span><text:span text:style-name="T44">?</text:span></text:p>
      <text:p text:style-name="P3">Ur1 + <text:s/>+ <text:s/>+ <text:s/>+ <text:s/>+ <text:s/>+ <text:s text:c="2"/>+ <text:s/>. <text:s text:c="2"/>o <text:s/>o <text:s/>o <text:s/>o <text:s text:c="2"/>o</text:p>
      <text:p text:style-name="P2"><text:span text:style-name="T4">X3 <text:s/>. <text:s/>. <text:s/>o <text:s/>.</text:span><text:span text:style-name="Footnote_20_Symbol"><text:span text:style-name="T4"><text:note text:id="ftn5" text:note-class="footnote"><text:note-citation>5</text:note-citation><text:note-body><text:p text:style-name="Footnote"><text:span text:style-name="T5"><text:s/>The spacing suggests that this text had </text:span><text:span text:style-name="T30">si-m[u-ur</text:span><text:span text:style-name="T64">(4)</text:span><text:span text:style-name="T30">-ru-um</text:span><text:span text:style-name="T53">k</text:span><text:span text:style-name="T30">]</text:span><text:span text:style-name="T53">i</text:span><text:span text:style-name="T51">.</text:span><text:span text:style-name="T58">.</text:span></text:p></text:note-body></text:note></text:span></text:span><text:span text:style-name="T4"> + <text:s/>+ <text:s text:c="2"/>+ <text:s/>+ <text:s text:c="2"/>+ <text:s/>+ <text:s/>+ <text:s/>. <text:s text:c="2"/>.</text:span><text:span text:style-name="T44">?</text:span></text:p>
      <text:p text:style-name="P3"/>
      <text:p text:style-name="P2"><text:span text:style-name="T82">15. dal-ba-na hur-sa</text:span><text:span text:style-name="T77">ğ</text:span><text:span text:style-name="T82"> ebih</text:span><text:span text:style-name="T55">ki</text:span><text:span text:style-name="T82">-ke</text:span><text:span text:style-name="T69">4</text:span><text:span text:style-name="T82"> </text:span><text:span text:style-name="T79">ğ</text:span><text:span text:style-name="T55">i</text:span><text:span text:style-name="T44">š</text:span><text:span text:style-name="T82">tukul sìg-ge-dè im-ma-ši-gin</text:span></text:p>
      <text:p text:style-name="P2"><text:span text:style-name="T82">Ur1 + <text:s text:c="2"/>. <text:s/>. <text:s/>+ <text:s text:c="2"/>+ <text:s text:c="2"/>. <text:s text:c="2"/>o <text:s/>o <text:s/>o <text:s text:c="2"/>o <text:s text:c="2"/>o <text:s text:c="2"/>o <text:s/>o <text:s/>.</text:span><text:span text:style-name="T55">?</text:span><text:span text:style-name="T82">.</text:span><text:span text:style-name="T55">?</text:span><text:span text:style-name="T82"> <text:s/>ni <text:s/>o</text:span></text:p>
      <text:p text:style-name="P2"><text:span text:style-name="T82">X3 <text:s/>. <text:s text:c="2"/>o</text:span><text:span text:style-name="T82"> <text:s/>o <text:s/>. <text:s text:c="2"/>+ <text:s text:c="2"/>. <text:s text:c="2"/>+ <text:s/>+ <text:s/>+ <text:s text:c="2"/>+ <text:s text:c="2"/>+ <text:s text:c="2"/>+ <text:s/>. <text:s/>. + <text:s text:c="2"/>+ <text:s/>+</text:span></text:p>
      <text:p text:style-name="P3"/>
      <text:p text:style-name="P2"><text:span text:style-name="T4">16. ù </text:span><text:span text:style-name="T77">ğ</text:span><text:span text:style-name="T4">á-e éren </text:span><text:span text:style-name="T44">gi</text:span><text:span text:style-name="T4">dubsik ì-íl-íl-eš-àm hu</text:span><text:span text:style-name="T44">?</text:span><text:span text:style-name="T4">-mu</text:span><text:span text:style-name="T44">?</text:span><text:span text:style-name="T4">-um-mi-du</text:span><text:span text:style-name="T57">8 <text:s/></text:span></text:p>
      <text:p text:style-name="P3">Ur1 traces</text:p>
      <text:p text:style-name="P2"><text:span text:style-name="T4">X3 <text:s/>. + <text:s/>+ <text:s/>+ <text:s text:c="2"/>. <text:s/>. <text:s text:c="3"/>+ . <text:s/>+ <text:s/>+ <text:s/>+ <text:s/>.</text:span><text:span text:style-name="T44">?</text:span><text:span text:style-name="T4"> <text:s/>.</text:span><text:span text:style-name="T44">?</text:span><text:span text:style-name="T4"> <text:s text:c="2"/>. <text:s/>+ <text:s/>+</text:span></text:p>
      <text:p text:style-name="P3"/>
      <text:p text:style-name="P2"><text:span text:style-name="T4">17. </text:span><text:span text:style-name="T79">ğ</text:span><text:span text:style-name="T44">iš</text:span><text:span text:style-name="T4">tukul sìg-ge-dè gaba-ri-ni-šè ba-gin-en </text:span></text:p>
      <text:p text:style-name="P2"><text:span text:style-name="T4">X3 <text:s/>+ + <text:s text:c="4"/>. <text:s/></text:span><text:span text:style-name="T4"><text:s/>. <text:s/>+ <text:s/>. <text:s text:c="3"/>. <text:s/>+ <text:s/>+ <text:s/>+ <text:s/>+ <text:s text:c="2"/>. </text:span></text:p>
      <text:p text:style-name="P3"/>
      <text:p text:style-name="P2"><text:span text:style-name="T4">18. tukum-bi lugal-</text:span><text:span text:style-name="T77">ğ</text:span><text:span text:style-name="T4">á an-na-kam</text:span></text:p>
      <text:p text:style-name="P3">Ur1 . <text:s text:c="4"/>o <text:s/>o <text:s text:c="4"/>o <text:s/>o <text:s text:c="2"/>o <text:s/>o <text:s text:c="2"/></text:p>
      <text:p text:style-name="P3">X3 <text:s/>. <text:s text:c="4"/>. <text:s/>+ <text:s text:c="4"/>. <text:s/>+ <text:s text:c="2"/>+ <text:s/>+ <text:s text:c="3"/></text:p>
      <text:p text:style-name="P3"/>
      <text:p text:style-name="P2"><text:span text:style-name="T4">19. éren kí</text:span><text:span text:style-name="T77">ğ</text:span><text:span text:style-name="T4">-ak-ne ha-ma-ab-dah-e á ha-ma-</text:span><text:span text:style-name="T77">ğ</text:span><text:span text:style-name="T4">á-</text:span><text:span text:style-name="T77">ğ</text:span><text:span text:style-name="T4">á</text:span></text:p>
      <text:p text:style-name="P3">Ur1 . <text:s text:c="3"/>. <text:s text:c="2"/>o <text:s/>o <text:s/>o <text:s/>o <text:s/>o <text:s text:c="2"/>o <text:s/>o . o <text:s/>o <text:s/>o <text:s/>o</text:p>
      <text:p text:style-name="P2"><text:span text:style-name="T4">X3 <text:s/>. <text:s text:c="3"/>+ <text:s text:c="2"/>+ <text:s/>+ <text:s/>+ <text:s/>+ <text:s/>. <text:s text:c="2"/>. <text:s/>. + + <text:s/>+ <text:s/>+ <text:s/>+</text:span></text:p>
      <text:p text:style-name="P3"/>
      <text:p text:style-name="P2"><text:span text:style-name="T4">20. u</text:span><text:span text:style-name="T57">18</text:span><text:span text:style-name="T4">-ru ma-da sá nu-ub-da-du</text:span><text:span text:style-name="T57">11</text:span><text:span text:style-name="T4">-ga inim-bi x x</text:span></text:p>
      <text:p text:style-name="P3">Ur1 + <text:s text:c="2"/>+ . <text:s/>. <text:s text:c="2"/>o <text:s/>o <text:s/>o <text:s/>o <text:s/>o <text:s text:c="2"/>o <text:s/>o <text:s text:c="3"/>o <text:s/>o o</text:p>
      <text:p text:style-name="P3">X3 <text:s/>DAR-a + <text:s/>+ <text:s text:c="2"/>+ <text:s/>+ <text:s/>+ <text:s/>+ <text:s/>. <text:s text:c="2"/>. <text:s/>. <text:s text:c="3"/>+ <text:s/>x x</text:p>
      <text:p text:style-name="P3"/>
      <text:p text:style-name="P2"><text:soft-page-break/><text:span text:style-name="T4">21. ma-da murub</text:span><text:span text:style-name="T57">4</text:span><text:span text:style-name="T44">ki</text:span><text:span text:style-name="T4">-šè lú-kí</text:span><text:span text:style-name="T77">ğ</text:span><text:span text:style-name="T4">-gi</text:span><text:span text:style-name="T57">4</text:span><text:span text:style-name="T4">-a mu-ni-gi</text:span><text:span text:style-name="T57">4</text:span></text:p>
      <text:p text:style-name="P3">Ur1 + <text:s/>+ <text:s/>. <text:s text:c="4"/>. . <text:s/>. <text:s/>o <text:s text:c="2"/>o <text:s/>o <text:s/>o <text:s/>o <text:s text:c="2"/>o</text:p>
      <text:p text:style-name="P2"><text:span text:style-name="T4">X3 <text:s/>. <text:s/>. <text:s/>. <text:s text:c="4"/>+ + <text:s/>+ <text:s/>+ <text:s text:c="2"/>+ <text:s/>+ <text:s/>+ <text:s/>. <text:s text:c="2"/>.</text:span></text:p>
      <text:p text:style-name="P3"/>
      <text:p text:style-name="P2"><text:span text:style-name="T4">22. ma-da dím-ma-bi ba-da-kúr</text:span></text:p>
      <text:p text:style-name="P3">Ur1 . <text:s/>. <text:s/>+ <text:s text:c="2"/>+ <text:s/>+ <text:s/>o <text:s text:c="2"/>o <text:s/>o</text:p>
      <text:p text:style-name="P3">X2 <text:s/>+ <text:s/>+ <text:s/>+ <text:s text:c="2"/>. <text:s/>. <text:s/>+ <text:s text:c="2"/>+ <text:s/>+</text:p>
      <text:p text:style-name="P3">X3 <text:s/>. <text:s/>+ <text:s/>+ <text:s text:c="2"/>+ <text:s/>+ <text:s/>+ <text:s text:c="2"/>+ <text:s/>+</text:p>
      <text:p text:style-name="P3"/>
      <text:p text:style-name="P2"><text:span text:style-name="T4">23. bàd dù-ù-dè <text:s text:c="2"/>nu-šub-bé-en ì-dù-en ù </text:span><text:span text:style-name="T79">ğ</text:span><text:span text:style-name="T44">iš</text:span><text:span text:style-name="T4">tukul ì-sìg-ge-en</text:span></text:p>
      <text:p text:style-name="P2"><text:span text:style-name="T4">Ur1 .[d</text:span><text:span text:style-name="T4">í]m-</text:span><text:span text:style-name="T14">≠</text:span><text:span text:style-name="T4">me</text:span><text:span text:style-name="T13"></text:span><text:span text:style-name="T4">-dè + <text:s/>. <text:s text:c="2"/>o <text:s/>o <text:s/>o <text:s/>. </text:span><text:span text:style-name="T14">≠</text:span><text:span text:style-name="T4">e</text:span><text:span text:style-name="T13"></text:span><text:span text:style-name="T4"> + <text:s/>oo <text:s text:c="4"/>o <text:s/>o <text:s/>o <text:s/>o</text:span></text:p>
      <text:p text:style-name="P3">X2 <text:s/>+ <text:s text:c="2"/>+ . <text:s/>. <text:s text:c="3"/>+ <text:s/>+ <text:s text:c="2"/>+ <text:s/>+ <text:s/>+ <text:s/>+ <text:s/>+ + <text:s/>+. <text:s text:c="4"/>+ <text:s/>+ <text:s/>. <text:s/>+</text:p>
      <text:p text:style-name="P3">X3 <text:s/>+ <text:s text:c="2"/>+ + <text:s/>+ <text:s text:c="3"/>+ <text:s/>+ <text:s text:c="2"/>. <text:s/>+ <text:s/>+ <text:s/>+ e. + <text:s/>++ <text:s text:c="4"/>+ <text:s/>. <text:s/>+ <text:s/>+</text:p>
      <text:p text:style-name="P3"/>
      <text:p text:style-name="P2"><text:span text:style-name="T4">24. gal-zu-unken-na im-ri-a gu-la-àm hé-em-ma-da-ri</text:span></text:p>
      <text:p text:style-name="P3">X2 <text:s/>+ <text:s text:c="2"/>+ <text:s text:c="3"/>+ <text:s text:c="2"/>+ <text:s text:c="2"/>+ <text:s/>+ + + <text:s/>+ <text:s/>+ <text:s/>+ <text:s/>- <text:s/>+ <text:s/>+ <text:s/>+</text:p>
      <text:p text:style-name="P3">X3 <text:s/>+ <text:s text:c="2"/>+ <text:s text:c="3"/>+ <text:s text:c="2"/>+ <text:s text:c="2"/>+ <text:s/>+ . . <text:s/>+ <text:s/>. <text:s/>+ <text:s/>+ <text:s/>+ <text:s/>+ <text:s/>+</text:p>
      <text:p text:style-name="P3"/>
      <text:p text:style-name="P2"><text:span text:style-name="T4">25. dím-ma ma-da nu-ub-da-kúr-ra-aš sá hu-mu-un-e</text:span></text:p>
      <text:p text:style-name="P2"><text:span text:style-name="T4">X2 <text:s/>+ <text:s text:c="2"/>+ <text:s/>. <text:s/>. <text:s/>+ <text:s/>+ <text:s/>+ <text:s text:c="2"/>+ <text:s/>+ <text:s/>- <text:s/>. <text:s/>+</text:span><text:span text:style-name="Footnote_20_Symbol"><text:span text:style-name="T4"><text:note text:id="ftn6" text:note-class="footnote"><text:note-citation>6</text:note-citation><text:note-body><text:p text:style-name="Footnote"><text:span text:style-name="T5"><text:s/>Written </text:span><text:span text:style-name="T30">ri</text:span><text:span text:style-name="T5">.</text:span></text:p></text:note-body></text:note></text:span></text:span><text:span text:style-name="T4"> <text:s/>+ <text:s/>+ <text:s/>+</text:span></text:p>
      <text:p text:style-name="P3">X3 <text:s/>+ <text:s text:c="2"/>+ <text:s/>+ <text:s/>+ <text:s/>+ <text:s/>+ <text:s/>+ <text:s text:c="2"/>+ <text:s/>+ <text:s/>+ <text:s/>+ <text:s/>+ <text:s/>+ <text:s/>+ <text:s/>+</text:p>
      <text:p text:style-name="P3"/>
      <text:p text:style-name="P2"><text:span text:style-name="T4">26. u</text:span><text:span text:style-name="T57">4 <text:s/></text:span><text:span text:style-name="T4">lú-kí</text:span><text:span text:style-name="T77">ğ</text:span><text:span text:style-name="T4">-gi</text:span><text:span text:style-name="T57">4</text:span><text:span text:style-name="T4">-a-</text:span><text:span text:style-name="T85">_</text:span><text:span text:style-name="T4">u</text:span><text:span text:style-name="T57">10</text:span><text:span text:style-name="T4"> igi-zu-šè mu-e-ši-gi</text:span><text:span text:style-name="T57">4</text:span><text:span text:style-name="T4">-a-</text:span><text:span text:style-name="T77">ğ</text:span><text:span text:style-name="T4">u</text:span><text:span text:style-name="T57">10</text:span><text:span text:style-name="T4"> </text:span></text:p>
      <text:p text:style-name="P3">X2 <text:s/>+ <text:s/>. <text:s/>+ <text:s text:c="2"/>+ <text:s/>+ <text:s/>+ <text:s text:c="2"/>+ <text:s text:c="2"/>+ <text:s/>+ <text:s/>+ <text:s/>+ + <text:s/>+ <text:s/>+ <text:s/>+</text:p>
      <text:p text:style-name="P3">X3 <text:s/>+ <text:s/>+ <text:s/>. <text:s text:c="2"/>+ <text:s/>+ <text:s/>+ <text:s text:c="2"/>+ <text:s text:c="2"/>+ <text:s/>- <text:s/>+ <text:s/>+ + <text:s/>gi - <text:s/>+</text:p>
      <text:p text:style-name="P3"/>
      <text:p text:style-name="P2"><text:span text:style-name="T4">27. egir-ra-ni-ta lú-</text:span><text:span text:style-name="T44">d</text:span><text:span text:style-name="T4">nanna énsi ma-da zi-mu-dar-ra</text:span><text:span text:style-name="T44">ki</text:span><text:span text:style-name="T4">-šè</text:span></text:p>
      <text:p text:style-name="P3">X2 <text:s/>. <text:s text:c="3"/>. <text:s/>. <text:s/>+ <text:s/>+ <text:s/>+ <text:s/>. <text:s text:c="2"/>+ <text:s text:c="3"/>+ <text:s/>+ /. <text:s/>. <text:s/>+ <text:s text:c="2"/>+ + <text:s/>+</text:p>
      <text:p text:style-name="P3">X3 <text:s/>. <text:s text:c="3"/>+ <text:s/>+ <text:s/>+ <text:s/>+ <text:s/>+en-ki + <text:s text:c="3"/>+ <text:s/>+ <text:s/>+ <text:s/>+ <text:s/>+ <text:s text:c="2"/>+ + <text:s/>+</text:p>
      <text:p text:style-name="P3"/>
      <text:p text:style-name="P2"><text:soft-page-break/><text:span text:style-name="T4">28. lú-kí</text:span><text:span text:style-name="T77">ğ</text:span><text:span text:style-name="T4">-gi</text:span><text:span text:style-name="T57">4</text:span><text:span text:style-name="T4">-a mu-ni-gi</text:span><text:span text:style-name="T57">4</text:span></text:p>
      <text:p text:style-name="P3">X2 <text:s/>+ <text:s/>. <text:s text:c="2"/>. <text:s text:c="2"/>+ + <text:s/>+ <text:s text:c="2"/>+</text:p>
      <text:p text:style-name="P3">X3 <text:s/>+ <text:s/>+ <text:s text:c="2"/>+ <text:s text:c="2"/>+ + <text:s/>+ <text:s text:c="2"/>+</text:p>
      <text:p text:style-name="P3"/>
      <text:p text:style-name="P2"><text:span text:style-name="T2">29. 7200</text:span><text:span text:style-name="Footnote_20_Symbol"><text:span text:style-name="T4"><text:note text:id="ftn7" text:note-class="footnote"><text:note-citation>7</text:note-citation><text:note-body><text:p text:style-name="Footnote"><text:span text:style-name="T5"><text:s/>Written </text:span><text:span text:style-name="T35">ÅÁR.ÅÁR</text:span><text:span text:style-name="T41"> </text:span><text:span text:style-name="T5">in both manuscripts.</text:span></text:p></text:note-body></text:note></text:span></text:span><text:span text:style-name="T2"> éren mu-e-ši-in-gi</text:span><text:span text:style-name="T56">4</text:span></text:p>
      <text:p text:style-name="P4">X2 <text:s/>+ <text:s text:c="3"/>+ <text:s text:c="4"/>+ <text:s/>+ + <text:s/>+ <text:s/>+</text:p>
      <text:p text:style-name="P4">X3 <text:s/>+ <text:s text:c="3"/>+ <text:s text:c="4"/>+ <text:s/>+ + <text:s/>+ <text:s/>+</text:p>
      <text:p text:style-name="P4"/>
      <text:p text:style-name="P2"><text:span text:style-name="T2">30. lú </text:span><text:span text:style-name="T43">gi</text:span><text:span text:style-name="T2">dubsik íb-si lú </text:span><text:span text:style-name="T79">ğ</text:span><text:span text:style-name="T43">i</text:span><text:span text:style-name="T44">š</text:span><text:span text:style-name="T2">tukul sìg-ge bí-ib-tur</text:span></text:p>
      <text:p text:style-name="P2"><text:span text:style-name="T4">X2 <text:s/>+ <text:s/>+ <text:s/>. <text:s text:c="4"/>+ <text:s/>+ <text:s/>+ <text:s/>++ <text:s text:c="4"/>+ <text:s text:c="2"/>+ <text:s/>+ <text:s/>+ <text:s text:c="2"/>+</text:span><text:span text:style-name="Footnote_20_Symbol"><text:span text:style-name="T4"><text:note text:id="ftn8" text:note-class="footnote"><text:note-citation>8</text:note-citation><text:note-body><text:p text:style-name="Footnote"><text:span text:style-name="T5"><text:s/>10 mark on left margin.</text:span></text:p></text:note-body></text:note></text:span></text:span></text:p>
      <text:p text:style-name="P3">X3 <text:s/>+ <text:s/>+ <text:s/>+ <text:s text:c="4"/>+ <text:s/>+ <text:s/>+ <text:s/>++ <text:s text:c="4"/>+ <text:s text:c="2"/>+ <text:s/>+ <text:s/>. <text:s text:c="2"/>+</text:p>
      <text:p text:style-name="P3"/>
      <text:p text:style-name="P2"><text:span text:style-name="T4">31. tukum-bi lugal-</text:span><text:span text:style-name="T77">ğ</text:span><text:span text:style-name="T4">u</text:span><text:span text:style-name="T57">10</text:span><text:span text:style-name="T4"> éren kí</text:span><text:span text:style-name="T77">ğ</text:span><text:span text:style-name="T4">-ak-ne duh-ù-bé ab-bé</text:span></text:p>
      <text:p text:style-name="P3">X2 <text:s/>+ <text:s text:c="4"/>+ <text:s/>+ <text:s text:c="4"/>. <text:s text:c="2"/>+ <text:s text:c="3"/>+ <text:s text:c="2"/>+ <text:s/>+ <text:s/>+ <text:s text:c="2"/>+ + <text:s/>+ <text:s/>+</text:p>
      <text:p text:style-name="P2"><text:span text:style-name="T4">X3 <text:s/>+ <text:s text:c="4"/>+ <text:s/>+ <text:s text:c="4"/>+ <text:s text:c="2"/>+ <text:s text:c="3"/>+ <text:s text:c="2"/>+ <text:s/>+ <text:s/>+ <text:s text:c="2"/>+ . <text:s/>. <text:s/>.</text:span></text:p>
      <text:p text:style-name="P3"/>
      <text:p text:style-name="P2"><text:span text:style-name="T4">32. ù-šub </text:span><text:span text:style-name="T79">ğ</text:span><text:span text:style-name="T44">iš</text:span><text:span text:style-name="T4">tukul ga-àm-da-sìg</text:span></text:p>
      <text:p text:style-name="P2"><text:span text:style-name="T4">X2 <text:s/>. <text:s/>. <text:s/>+ + <text:s text:c="4"/>+ <text:s/>+ <text:s/>+ <text:s text:c="2"/>+</text:span><text:span text:style-name="T4"> :</text:span></text:p>
      <text:p text:style-name="P3">X3 <text:s/>+ <text:s/>+ <text:s/>+ + <text:s text:c="4"/>+ an <text:s/>+ <text:s text:c="2"/>+</text:p>
      <text:p text:style-name="P3"/>
      <text:p text:style-name="P2"><text:span text:style-name="T4">33. lú gal-gal ma-da-za lú in-n</text:span><text:span text:style-name="T2">e-ši-in-gi</text:span><text:span text:style-name="T56">4</text:span></text:p>
      <text:p text:style-name="P3">X2 <text:s/>o <text:s/>. <text:s text:c="2"/>+ <text:s text:c="2"/>+ <text:s/>+ <text:s/>+ <text:s/>+ <text:s/>+ <text:s/>+ <text:s/>+ <text:s/>+ <text:s/>+</text:p>
      <text:p text:style-name="P2"><text:span text:style-name="T4">X3 <text:s/>+ <text:s/>+ <text:s text:c="2"/>+ <text:s text:c="2"/>+ <text:s/>+ <text:s/>+ <text:s/>+ <text:s/>+ <text:s/>+ <text:s/>+ <text:s/>- </text:span><text:span text:style-name="T14">≠</text:span><text:span text:style-name="T4">gi</text:span><text:span text:style-name="T13"></text:span><text:span text:style-name="T4"> <text:s/></text:span></text:p>
      <text:p text:style-name="P3"/>
      <text:p text:style-name="P2"><text:span text:style-name="T2">34. igi-ne-ne ma-an-</text:span><text:span text:style-name="T77">ğ</text:span><text:span text:style-name="T2">ar-re-eš-ma</text:span></text:p>
      <text:p text:style-name="P3">X2 <text:s/>o <text:s text:c="2"/>. <text:s/>. <text:s/>+ <text:s/>+ <text:s/>+ <text:s text:c="2"/>+ <text:s/>+ <text:s text:c="2"/>+</text:p>
      <text:p text:style-name="P3">X3 <text:s/>+ <text:s text:c="2"/>+ <text:s/>+ <text:s/>+ <text:s/>+ <text:s/>+ <text:s text:c="2"/>+ <text:s/>+ <text:s text:c="2"/>+</text:p>
      <text:p text:style-name="P3"/>
      <text:p text:style-name="P2"><text:span text:style-name="T4">35. me-en-dè <text:s text:c="2"/>uru-uru <text:s text:c="2"/>en-nu-ù</text:span><text:span text:style-name="T77">ğ</text:span><text:span text:style-name="T4"> nu-mu-da-ak-en-dè-en</text:span></text:p>
      <text:p text:style-name="P3">X2 <text:s/>o <text:s/>. <text:s/>+ en + <text:s text:c="2"/>. <text:s/>me + <text:s/>+ <text:s/>+ <text:s/>+ <text:s/>+ <text:s/>+ <text:s/>+ <text:s/>+ <text:s/>+ <text:s text:c="2"/>+</text:p>
      <text:p text:style-name="P3"><text:soft-page-break/>X3 <text:s/>+ <text:s/>+ <text:s/>+ <text:s text:c="3"/>+ <text:s text:c="2"/>+ <text:s text:c="4"/>+ <text:s/>+ <text:s/>+ <text:s/>+ <text:s/>+ <text:s/>+ <text:s/>+ <text:s/>. <text:s/>. <text:s text:c="2"/>.</text:p>
      <text:p text:style-name="P3"/>
      <text:p text:style-name="P2"><text:span text:style-name="T4">36. a-na-gin</text:span><text:span text:style-name="T57">7</text:span><text:span text:style-name="T4">-nam ugnim a-ra-ab-šúm-mu </text:span></text:p>
      <text:p text:style-name="P3">X2 <text:s/>#</text:p>
      <text:p text:style-name="P3">X3 <text:s/>+ + <text:s text:c="2"/>+ <text:s text:c="2"/>+ <text:s text:c="2"/>+ <text:s text:c="4"/>+ + <text:s/>. <text:s/>. <text:s text:c="2"/>.</text:p>
      <text:p text:style-name="P3"/>
      <text:p text:style-name="P2"><text:span text:style-name="T4">37. lú kí</text:span><text:span text:style-name="T77">ğ</text:span><text:span text:style-name="T4">-gi</text:span><text:span text:style-name="T57">4</text:span><text:span text:style-name="T4">-a-</text:span><text:span text:style-name="T77">ğ</text:span><text:span text:style-name="T4">u</text:span><text:span text:style-name="T57">10</text:span><text:span text:style-name="T4"> mu-na-ni-in-ge</text:span><text:span text:style-name="T57">4</text:span><text:span text:style-name="T4">-eš</text:span></text:p>
      <text:p text:style-name="P3">X2 <text:s/>. <text:s/>+ <text:s text:c="2"/>+ <text:s text:c="2"/>+ + <text:s text:c="2"/>+ <text:s/>+ <text:s/>+ <text:s/>+ <text:s/>+ <text:s text:c="2"/>+</text:p>
      <text:p text:style-name="P3">X3 <text:s/>. <text:s/>. <text:s text:c="2"/>+ <text:s text:c="2"/>+ + <text:s text:c="2"/>+ <text:s/>+ <text:s/>+ <text:s/>- <text:s/>ge <text:s/>. </text:p>
      <text:p text:style-name="P3"/>
      <text:p text:style-name="P2"><text:span text:style-name="T4">38. u</text:span><text:span text:style-name="T57">4</text:span><text:span text:style-name="T4"> lugal-</text:span><text:span text:style-name="T77">ğ</text:span><text:span text:style-name="T4">u</text:span><text:span text:style-name="T57">10</text:span><text:span text:style-name="T4"> á mu-e-da-á</text:span><text:span text:style-name="T77">ğ</text:span><text:span text:style-name="T4">-ta</text:span></text:p>
      <text:p text:style-name="P2"><text:span text:style-name="T4">X2 <text:s/>o <text:s/>. <text:s text:c="4"/>+ <text:s text:c="2"/>+ <text:s/>+ + <text:s/>+ + <text:s text:c="2"/>+ </text:span></text:p>
      <text:p text:style-name="P3">X3 <text:s/>+ <text:s/>. <text:s text:c="4"/>. <text:s text:c="2"/>+ <text:s/>+ + <text:s/>+ + <text:s text:c="2"/>.</text:p>
      <text:p text:style-name="P3"/>
      <text:p text:style-name="P2"><text:span text:style-name="T4">39. u</text:span><text:span text:style-name="T57">4</text:span><text:span text:style-name="T4">-te </text:span><text:span text:style-name="T77">ğ</text:span><text:span text:style-name="T4">i</text:span><text:span text:style-name="T57">6</text:span><text:span text:style-name="T4">-ba kí</text:span><text:span text:style-name="T77">ğ</text:span><text:span text:style-name="T4"> im-mi-íb-gi</text:span><text:span text:style-name="T57">4</text:span><text:span text:style-name="T4">-gi</text:span><text:span text:style-name="T57">4</text:span><text:span text:style-name="T4">-in ù </text:span><text:span text:style-name="T79">ğ</text:span><text:span text:style-name="T44">iš</text:span><text:span text:style-name="T4">tukul ì-sìg-ge-en</text:span></text:p>
      <text:p text:style-name="P2"><text:span text:style-name="T4">X2 <text:s/>. <text:s/>+ </text:span><text:span text:style-name="T85">_</text:span><text:span text:style-name="T4">e</text:span><text:span text:style-name="T57">17</text:span><text:span text:style-name="T4"> + <text:s/>+ <text:s text:c="2"/>+ <text:s/>+ <text:s/>+ <text:s/>+ <text:s text:c="2"/>+ <text:s text:c="2"/>+ + + + <text:s text:c="4"/>+ <text:s/>+ <text:s/>. <text:s text:c="2"/>+</text:span></text:p>
      <text:p text:style-name="P2"><text:span text:style-name="T4">X3 <text:s/>+ <text:s/>+ <text:s/>+ <text:s/>+ <text:s/>. <text:s text:c="2"/>. <text:s/>. <text:s/>. <text:s/>. <text:s text:c="2"/>. <text:s text:c="2"/>o + + + <text:s text:c="4"/>+ <text:s/>+ <text:s/>o</text:span><text:span text:style-name="Footnote_20_Symbol"><text:span text:style-name="T4"><text:note text:id="ftn9" text:note-class="footnote"><text:note-citation>9</text:note-citation><text:note-body><text:p text:style-name="Footnote"><text:span text:style-name="T5"><text:s/>A piece of clay has been glued in the break, possibly in the place of </text:span><text:span text:style-name="T30">ge</text:span><text:span text:style-name="T5">.</text:span></text:p></text:note-body></text:note></text:span></text:span><text:span text:style-name="T4"> <text:s/>.</text:span></text:p>
      <text:p text:style-name="P3"/>
      <text:p text:style-name="P2"><text:span text:style-name="T4">40. mu inim lugal-</text:span><text:span text:style-name="T77">ğ</text:span><text:span text:style-name="T4">á-ke</text:span><text:span text:style-name="T57">4</text:span><text:span text:style-name="T4"> ì-gub-bé-en ù </text:span><text:span text:style-name="T79">ğ</text:span><text:span text:style-name="T44">iš</text:span><text:span text:style-name="T4">tukul íb-lah</text:span><text:span text:style-name="T57">5</text:span><text:span text:style-name="T4">-lah</text:span><text:span text:style-name="T57">5</text:span><text:span text:style-name="T4">-e</text:span></text:p>
      <text:p text:style-name="P3">X2 <text:s/>+ <text:s/>+ <text:s text:c="3"/>+ <text:s text:c="4"/>. <text:s/>+ <text:s text:c="2"/>+ <text:s/>+ <text:s/>+ <text:s/>+ <text:s/>+ ++ <text:s text:c="4"/>. <text:s/>+ <text:s text:c="3"/>. <text:s text:c="2"/>+</text:p>
      <text:p text:style-name="P3">X3 <text:s/>+ <text:s/>. <text:s text:c="3"/>+ <text:s text:c="4"/>+ <text:s/>+ <text:s text:c="2"/>+ <text:s/>+ <text:s/>+ <text:s/>+ <text:s/>+ oo <text:s text:c="4"/>o <text:s/>o <text:s text:c="3"/>o <text:s text:c="2"/>o</text:p>
      <text:p text:style-name="P3"/>
      <text:p text:style-name="P2"><text:span text:style-name="T4">41. usu nu-um-</text:span><text:span text:style-name="T77">ğ</text:span><text:span text:style-name="T4">ar </text:span><text:span text:style-name="T79">ğ</text:span><text:span text:style-name="T44">iš</text:span><text:span text:style-name="T4">tukul-ta nu-silig-ge-en </text:span></text:p>
      <text:p text:style-name="P2"><text:span text:style-name="T4">X2 <text:s/>+ <text:s text:c="2"/>+ <text:s/>+ <text:s text:c="2"/>+ <text:s/>+ + <text:s text:c="4"/>+ <text:s/>+ <text:s/>+</text:span><text:span text:style-name="Footnote_20_Symbol"><text:span text:style-name="T4"><text:note text:id="ftn10" text:note-class="footnote"><text:note-citation>10</text:note-citation><text:note-body><text:p text:style-name="Footnote"><text:span text:style-name="T5"><text:s/>It seems that the scribe had problems with this sign and wrote </text:span><text:span text:style-name="T30">silig</text:span><text:span text:style-name="T42">(URU</text:span><text:span text:style-name="T86">×</text:span><text:span text:style-name="T42">IGI</text:span><text:span text:style-name="T41">)</text:span><text:span text:style-name="T5"> as </text:span><text:span text:style-name="T42">URU</text:span><text:span text:style-name="T86">×</text:span><text:span text:style-name="T42">IGI+IGI</text:span><text:span text:style-name="T5">.</text:span></text:p></text:note-body></text:note></text:span></text:span><text:span text:style-name="T4"> <text:s text:c="3"/>+ <text:s/>+ :</text:span></text:p>
      <text:p text:style-name="P2"><text:span text:style-name="T4">X3 <text:s/>+ <text:s text:c="2"/>+ <text:s/>+ <text:s text:c="2"/>+ <text:s/>+ + <text:s text:c="4"/>+ <text:s/>- <text:s/>+ <text:s text:c="4"/>. <text:s/>o <text:s/></text:span></text:p>
      <text:p text:style-name="P3"/>
      <text:p text:style-name="P2"><text:span text:style-name="T4">42. lugal-</text:span><text:span text:style-name="T77">ğ</text:span><text:span text:style-name="T4">u</text:span><text:span text:style-name="T57">10</text:span><text:span text:style-name="T4"> hé-en-zu</text:span></text:p>
      <text:p text:style-name="P2"><text:span text:style-name="T4">X2 <text:s/>u</text:span><text:span text:style-name="T57">4</text:span><text:span text:style-name="T4"> </text:span><text:span text:style-name="T14">≠</text:span><text:span text:style-name="T4">kur</text:span><text:span text:style-name="T13"></text:span><text:span text:style-name="T4">-kur hé-en-</text:span><text:span text:style-name="T14">≠</text:span><text:span text:style-name="T4">dul</text:span><text:span text:style-name="T13"></text:span><text:span text:style-name="T4"> </text:span></text:p>
      <text:p text:style-name="P3">X3 <text:s/>+ <text:s text:c="4"/>+ <text:s text:c="3"/>+ <text:s/>+ . <text:s text:c="3"/></text:p>
      <text:p text:style-name="P7"/>
      <text:p text:style-name="P6"><text:soft-page-break/>Colophon L (X2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Tahoma2" svg:font-family="Tahoma"/>
    <style:font-face style:name="AssyrianDictionary" svg:font-family="AssyrianDictionary" style:font-pitch="variable"/>
    <style:font-face style:name="Courier CE" svg:font-family="'Courier CE'" style:font-pitch="variable"/>
    <style:font-face style:name="Courier New" svg:font-family="'Courier New'" style:font-pitch="variable"/>
    <style:font-face style:name="Tahoma" svg:font-family="Tahoma" style:font-pitch="variable"/>
    <style:font-face style:name="AO Times New Roman" svg:font-family="'AO Times New Roman', Cochi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 style:font-size-complex="12pt"/>
    </style:style>
    <style:style style:name="Sender" style:family="paragraph" style:parent-style-name="Standard" style:class="extra">
      <style:text-properties style:font-name="Arial" fo:font-size="10pt" style:font-size-asian="10pt" style:font-name-complex="Arial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font-name-complex="Courier New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 style:font-size-complex="12pt"/>
    </style:style>
    <style:style style:name="Normal_20__28_Web_29_" style:display-name="Normal (Web)" style:family="paragraph" style:parent-style-name="Standard">
      <style:text-properties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style:font-name-complex="Arial" style:font-size-complex="12pt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 style:font-name-complex="Arial" style:font-size-complex="12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fo:font-weight="bold" style:font-weight-asian="bold"/>
    </style:style>
    <style:style style:name="WW8Num14z0" style:family="text">
      <style:text-properties style:font-name="Times New Roman" fo:font-size="12pt" style:font-size-asian="12pt"/>
    </style:style>
    <style:style style:name="WW8Num15z0" style:family="text">
      <style:text-properties style:font-name="Times New Roman" fo:font-size="12pt" style:font-size-asian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font-size="12pt" fo:font-weight="bold" style:font-size-asian="12pt" style:font-weight-asian="bold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size="11pt" style:font-size-asian="11pt" style:font-name-complex="Arial" style:font-size-complex="11pt"/>
    </style:style>
    <style:style style:name="Plain_20_Text_20_Char" style:display-name="Plain Text Char" style:family="text" style:parent-style-name="Default_20_Paragraph_20_Font">
      <style:text-properties style:font-name="Courier New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style:style style:name="Footnote_20_Text_20_Char" style:display-name="Footnote Text Char" style:family="text" style:parent-style-name="Default_20_Paragraph_20_Font"/>
    <style:style style:name="Header_20_Char" style:display-name="Header Char" style:family="text" style:parent-style-name="Default_20_Paragraph_20_Font">
      <style:text-properties fo:font-size="12pt" style:font-size-asian="12pt"/>
    </style:style>
    <style:style style:name="Body_20_Text_20_Char" style:display-name="Body Text Char" style:family="text" style:parent-style-name="Default_20_Paragraph_20_Font">
      <style:text-properties fo:font-size="12pt" style:font-size-asian="12pt"/>
    </style:style>
    <style:style style:name="Body_20_Text_20_2_20_Char" style:display-name="Body Text 2 Char" style:family="text" style:parent-style-name="Default_20_Paragraph_20_Font">
      <style:text-properties fo:font-size="12pt" style:font-size-asian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>
      <style:text-properties fo:font-size="12pt" style:font-size-asian="12pt"/>
    </style:style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>
      <style:text-properties fo:font-size="12pt" style:font-size-asian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Closing_20_Char" style:display-name="Closing Char" style:family="text" style:parent-style-name="Default_20_Paragraph_20_Font">
      <style:text-properties fo:font-size="12pt" style:font-size-asian="12pt"/>
    </style:style>
    <style:style style:name="Comment_20_Text_20_Char" style:display-name="Comment Text Char" style:family="text" style:parent-style-name="Default_20_Paragraph_20_Font"/>
    <style:style style:name="Date_20_Char" style:display-name="Date Char" style:family="text" style:parent-style-name="Default_20_Paragraph_20_Font">
      <style:text-properties fo:font-size="12pt" style:font-size-asian="12pt"/>
    </style:style>
    <style:style style:name="Document_20_Map_20_Char" style:display-name="Document Map Char" style:family="text" style:parent-style-name="Default_20_Paragraph_20_Font">
      <style:text-properties style:font-name="Tahoma" fo:font-size="12pt" fo:background-color="#000080" style:font-size-asian="12pt" style:font-name-complex="Tahoma"/>
    </style:style>
    <style:style style:name="E-mail_20_Signature_20_Char" style:display-name="E-mail Signature Char" style:family="text" style:parent-style-name="Default_20_Paragraph_20_Font">
      <style:text-properties fo:font-size="12pt" style:font-size-asian="12pt"/>
    </style:style>
    <style:style style:name="Endnote_20_Text_20_Char" style:display-name="Endnote Text Char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ize="12pt" fo:font-style="italic" style:font-size-asian="12pt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urier New" style:font-name-complex="Courier New"/>
    </style:style>
    <style:style style:name="Macro_20_Text_20_Char" style:display-name="Macro Text Char" style:family="text" style:parent-style-name="Default_20_Paragraph_20_Font">
      <style:text-properties style:font-name="Courier New" fo:language="en" fo:country="US" style:font-name-complex="Courier New" style:language-complex="ar" style:country-complex="SA"/>
    </style:style>
    <style:style style:name="Message_20_Header_20_Char" style:display-name="Message Header Char" style:family="text" style:parent-style-name="Default_20_Paragraph_20_Font">
      <style:text-properties style:font-name="Arial" fo:font-size="12pt" fo:background-color="#cccccc" style:font-size-asian="12pt" style:font-name-complex="Arial" style:font-size-complex="12pt"/>
    </style:style>
    <style:style style:name="Note_20_Heading_20_Char" style:display-name="Note Heading Char" style:family="text" style:parent-style-name="Default_20_Paragraph_20_Font">
      <style:text-properties fo:font-size="12pt" style:font-size-asian="12pt"/>
    </style:style>
    <style:style style:name="Salutation_20_Char" style:display-name="Salutation Char" style:family="text" style:parent-style-name="Default_20_Paragraph_20_Font">
      <style:text-properties fo:font-size="12pt" style:font-size-asian="12pt"/>
    </style:style>
    <style:style style:name="Signature_20_Char" style:display-name="Signature Char" style:family="text" style:parent-style-name="Default_20_Paragraph_20_Font">
      <style:text-properties fo:font-size="12pt" style:font-size-asian="12pt"/>
    </style:style>
    <style:style style:name="Subtitle_20_Char" style:display-name="Subtitle Char" style:family="text" style:parent-style-name="Default_20_Paragraph_20_Font">
      <style:text-properties style:font-name="Arial" fo:font-size="12pt" style:font-size-asian="12pt" style:font-name-complex="Arial" style:font-size-complex="12pt"/>
    </style:style>
    <style:style style:name="Title_20_Char" style:display-name="Title Char" style:family="text" style:parent-style-name="Default_20_Paragraph_20_Font"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1" text:start-value="2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 text:start-value="25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4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26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 text:start-value="2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 text:start-value="2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2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 text:start-value="2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-" style:num-format="1" text:start-value="3">
        <style:list-level-properties text:list-level-position-and-space-mode="label-alignment">
          <style:list-level-label-alignment text:label-followed-by="listtab" text:list-tab-stop-position="0.35in" fo:text-indent="-0.35in" fo:margin-left="0.35in"/>
        </style:list-level-properties>
      </text:list-level-style-number>
      <text:list-level-style-number text:level="2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4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format="1" text:start-value="2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0.9161in" fo:margin-right="0.916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fo:min-width="0in" draw:z-index="6"><draw:text-box fo:min-height="0.1457in"><text:p text:style-name="Header"><text:span text:style-name="Page_20_Number"><text:page-number text:select-page="current">16</text:page-number></text:span></text:p></draw:text-box></draw:frame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9</dc:title>
    <meta:initial-creator>Piotr Michalowski</meta:initial-creator>
    <meta:creation-date>2009-07-25T09:01:00</meta:creation-date>
    <dc:creator>Piotr Michalowski</dc:creator>
    <dc:date>2009-10-28T12:50:00</dc:date>
    <meta:print-date>2009-08-24T23:05:00</meta:print-date>
    <meta:editing-cycles>90</meta:editing-cycles>
    <meta:editing-duration>PT08H07M00S</meta:editing-duration>
    <meta:document-statistic meta:table-count="0" meta:image-count="0" meta:object-count="0" meta:page-count="16" meta:paragraph-count="230" meta:word-count="4091" meta:character-count="21306"/>
    <meta:generator>OpenOffice.org/3.1$Unix OpenOffice.org_project/310m19$Build-9420</meta:generator>
  </office:meta>
</office:document-meta>
</file>